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9" svg:font-family="'LM Mono 9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marker-start-width="0.449cm" draw:marker-end-width="0.449cm" draw:fill="solid" draw:fill-color="#ffffff" draw:textarea-vertical-align="middle" draw:auto-grow-height="false" draw:auto-grow-width="false" fo:max-height="0cm" fo:min-height="5.083cm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width="0.05cm" svg:stroke-color="#000000" draw:marker-start-width="0.365cm" draw:marker-end-width="0.365cm" draw:fill="solid" draw:fill-color="#ffffff" draw:textarea-vertical-align="middle" draw:auto-grow-height="false" draw:auto-grow-width="false" fo:max-height="0cm" fo:min-height="5.083cm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" svg:stroke-width="0.05cm" svg:stroke-color="#000000" draw:marker-start-width="0.365cm" draw:marker-end-width="0.365cm" draw:fill="solid" draw:fill-color="#ffffff" draw:textarea-vertical-align="middle" draw:auto-grow-height="false" draw:auto-grow-width="false" fo:max-height="0cm" fo:min-height="5.083cm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55cm"/>
    </style:style>
    <style:style style:name="gr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cm" svg:stroke-color="#000000" draw:marker-start-width="0.365cm" draw:marker-end-width="0.365cm" draw:fill="none" draw:fill-color="#ffffff" draw:textarea-vertical-align="middle" draw:auto-grow-height="false" draw:auto-grow-width="false" fo:max-height="0cm" fo:min-height="5.083cm" fo:padding-top="0.15cm" fo:padding-bottom="0.15cm" fo:padding-left="0.275cm" fo:padding-right="0.27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0cm" fo:min-width="0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solid" svg:stroke-width="0.05cm" svg:stroke-color="#000000" draw:marker-start-width="0.365cm" draw:marker-end-width="0.365cm" draw:fill="solid" draw:fill-color="#ffffff" draw:textarea-vertical-align="middle" draw:auto-grow-height="false" draw:auto-grow-width="false" fo:max-height="0cm" fo:min-height="3.615cm" fo:padding-top="0.15cm" fo:padding-bottom="0.15cm" fo:padding-left="0.275cm" fo:padding-right="0.275cm"/>
    </style:style>
    <style:style style:name="gr15" style:family="graphic" style:parent-style-name="standard">
      <style:graphic-properties draw:stroke="dash" draw:stroke-dash="Fine_20_Dashed" svg:stroke-width="0.05cm" svg:stroke-color="#000000" draw:marker-start-width="0.365cm" draw:marker-end-width="0.365cm" draw:fill="solid" draw:fill-color="#ffffff" draw:textarea-vertical-align="middle" draw:auto-grow-height="false" draw:auto-grow-width="false" fo:max-height="0cm" fo:min-height="3.615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81cm" svg:stroke-color="#000000" draw:marker-start-width="0.412cm" draw:marker-end-width="0.412cm" draw:fill="solid" draw:fill-color="#ffffff" draw:textarea-vertical-align="middle" draw:auto-grow-height="false" draw:auto-grow-width="false" fo:max-height="0cm" fo:min-height="3.615cm" fo:padding-top="0.166cm" fo:padding-bottom="0.166cm" fo:padding-left="0.291cm" fo:padding-right="0.29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svg:stroke-color="#000000" draw:fill-color="#ffffff" draw:opacity="50%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31cm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38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7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7cm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6cm"/>
    </style:style>
    <style:style style:name="gr28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solid" draw:fill-color="#ffffff"/>
      <style:paragraph-properties fo:line-height="150%"/>
      <style:text-properties style:font-name="FreeSans1" fo:font-size="18pt" fo:font-weight="normal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LM Mono 9" fo:font-size="18pt" fo:font-style="italic" style:font-style-asian="italic" style:font-style-complex="italic"/>
    </style:style>
    <style:style style:name="P5" style:family="paragraph">
      <loext:graphic-properties draw:fill="none" draw:fill-color="#ffffff"/>
      <style:paragraph-properties fo:text-align="center"/>
      <style:text-properties style:font-name="LM Mono 9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>
      <style:paragraph-properties fo:line-height="150%"/>
      <style:text-properties style:font-name="FreeSans1" fo:font-size="18pt" fo:font-weight="normal" style:font-size-asian="18pt" style:font-size-complex="18pt"/>
    </style:style>
    <style:style style:name="P7" style:family="paragraph">
      <loext:graphic-properties draw:fill="none" draw:fill-color="#ffffff"/>
      <style:paragraph-properties fo:line-height="150%"/>
      <style:text-properties style:font-name="FreeSans1" fo:font-size="18pt" fo:font-weight="normal" style:font-size-asian="18pt" style:font-size-complex="18pt"/>
    </style:style>
    <style:style style:name="P8" style:family="paragraph">
      <loext:graphic-properties draw:fill-color="#ffffff" draw:opacity="5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  <style:paragraph-properties fo:line-height="115%"/>
      <style:text-properties style:font-name="FreeSans" fo:font-size="11pt" style:font-size-asian="11pt" style:font-size-complex="11pt"/>
    </style:style>
    <style:style style:name="P11" style:family="paragraph">
      <style:paragraph-properties fo:line-height="115%"/>
      <style:text-properties style:font-name="FreeSans"/>
    </style:style>
    <style:style style:name="P12" style:family="paragraph">
      <loext:graphic-properties draw:fill="none" draw:fill-color="#ffffff"/>
      <style:text-properties style:font-name="LM Mono 9" fo:font-size="14pt" fo:font-style="italic" style:font-size-asian="14pt" style:font-style-asian="italic" style:font-size-complex="14pt" style:font-style-complex="italic"/>
    </style:style>
    <style:style style:name="P13" style:family="paragraph">
      <loext:graphic-properties draw:fill="none" draw:fill-color="#ffffff"/>
      <style:paragraph-properties fo:text-align="center"/>
      <style:text-properties style:font-name="LM Mono 9" fo:font-size="22pt" fo:font-style="normal" style:font-size-asian="22pt" style:font-style-asian="normal" style:font-size-complex="22pt" style:font-style-complex="normal"/>
    </style:style>
    <style:style style:name="P14" style:family="paragraph">
      <loext:graphic-properties draw:fill-color="#ffffff" draw:opacity="100%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style:font-name="LM Mono 9" fo:font-size="18pt" fo:font-style="italic" style:font-style-asian="italic" style:font-style-complex="italic"/>
    </style:style>
    <style:style style:name="T2" style:family="text">
      <style:text-properties style:font-name="LM Mono 9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style="italic" style:font-size-asian="11pt" style:font-style-asian="italic" style:font-size-complex="11pt" style:font-style-complex="italic"/>
    </style:style>
    <style:style style:name="T9" style:family="text">
      <style:text-properties style:font-name="LM Mono 9"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LM Mono 9" fo:font-size="22pt" fo:font-style="normal" style:font-size-asian="22pt" style:font-style-asian="normal" style:font-size-complex="22pt" style:font-style-complex="normal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8.4cm" svg:height="5.4cm" svg:x="4.999cm" svg:y="33.498cm">
          <draw:text-box>
            <text:p/>
          </draw:text-box>
        </draw:frame>
        <draw:frame draw:style-name="gr1" draw:text-style-name="P1" draw:layer="layout" svg:width="8.4cm" svg:height="5.4cm" svg:x="4.499cm" svg:y="33.998cm">
          <draw:text-box>
            <text:p/>
          </draw:text-box>
        </draw:frame>
        <draw:frame draw:style-name="gr2" draw:text-style-name="P1" draw:layer="layout" svg:width="8.4cm" svg:height="5.4cm" svg:x="4.999cm" svg:y="23.998cm">
          <draw:text-box>
            <text:p/>
          </draw:text-box>
        </draw:frame>
        <draw:frame draw:style-name="gr2" draw:text-style-name="P1" draw:layer="layout" svg:width="8.4cm" svg:height="5.4cm" svg:x="4.499cm" svg:y="24.498cm">
          <draw:text-box>
            <text:p/>
          </draw:text-box>
        </draw:frame>
        <draw:frame draw:style-name="gr3" draw:text-style-name="P1" draw:layer="layout" svg:width="8.4cm" svg:height="5.4cm" svg:x="4.999cm" svg:y="15.998cm">
          <draw:text-box>
            <text:p/>
          </draw:text-box>
        </draw:frame>
        <draw:frame draw:style-name="gr3" draw:text-style-name="P1" draw:layer="layout" svg:width="8.4cm" svg:height="5.4cm" svg:x="4.499cm" svg:y="16.498cm">
          <draw:text-box>
            <text:p/>
          </draw:text-box>
        </draw:frame>
        <draw:frame draw:style-name="gr2" draw:text-style-name="P1" draw:layer="layout" svg:width="8.4cm" svg:height="5.4cm" svg:x="4.999cm" svg:y="0.998cm">
          <draw:text-box>
            <text:p/>
          </draw:text-box>
        </draw:frame>
        <draw:connector draw:style-name="gr4" draw:text-style-name="P2" draw:layer="layout" svg:x1="8.2cm" svg:y1="12.45cm" svg:x2="8.199cm" svg:y2="16.998cm" draw:start-shape="id1" draw:start-glue-point="6" draw:end-shape="id2" draw:end-glue-point="0" svg:d="M8200 12450v2263h-1v2285" svg:viewBox="0 0 2 4549">
          <text:p/>
        </draw:connector>
        <draw:connector draw:style-name="gr4" draw:text-style-name="P2" draw:layer="layout" svg:x1="8.199cm" svg:y1="22.398cm" svg:x2="8.199cm" svg:y2="24.998cm" draw:start-shape="id2" draw:start-glue-point="2" draw:end-shape="id3" draw:end-glue-point="0" svg:d="M8199 22398v2600" svg:viewBox="0 0 1 2601">
          <text:p/>
        </draw:connector>
        <draw:connector draw:style-name="gr4" draw:text-style-name="P2" draw:layer="layout" svg:x1="25.199cm" svg:y1="7.398cm" svg:x2="25.199cm" svg:y2="9.498cm" draw:start-shape="id4" draw:start-glue-point="2" draw:end-shape="id5" draw:end-glue-point="0" svg:d="M25199 7398v2100" svg:viewBox="0 0 1 2101">
          <text:p/>
        </draw:connector>
        <draw:connector draw:style-name="gr4" draw:text-style-name="P2" draw:layer="layout" svg:x1="8.201cm" svg:y1="32.251cm" svg:x2="8.199cm" svg:y2="34.498cm" draw:start-shape="id6" draw:start-glue-point="6" draw:end-shape="id7" draw:end-glue-point="0" svg:d="M8201 32251v1098h-2v1149" svg:viewBox="0 0 3 2248">
          <text:p/>
        </draw:connector>
        <draw:connector draw:style-name="gr5" draw:text-style-name="P3" draw:layer="layout" svg:x1="8.451cm" svg:y1="32.001cm" svg:x2="14.724cm" svg:y2="12.199cm" draw:start-shape="id6" draw:start-glue-point="7" draw:end-shape="id8" draw:end-glue-point="0" svg:d="M8451 32001h6273v-19802" svg:viewBox="0 0 6274 19803">
          <text:p/>
        </draw:connector>
        <draw:frame draw:style-name="gr6" draw:text-style-name="P4" draw:layer="layout" svg:width="4.8cm" svg:height="1.102cm" svg:x="8.199cm" svg:y="14.8cm">
          <draw:text-box>
            <text:p><text:span text:style-name="T1">CLIP...</text:span></text:p>
          </draw:text-box>
        </draw:frame>
        <draw:frame draw:style-name="gr6" draw:text-style-name="P4" draw:layer="layout" svg:width="4.8cm" svg:height="1.102cm" svg:x="8.2cm" svg:y="22.799cm">
          <draw:text-box>
            <text:p><text:span text:style-name="T1">REPROJECT...</text:span></text:p>
          </draw:text-box>
        </draw:frame>
        <draw:frame draw:style-name="gr6" draw:text-style-name="P4" draw:layer="layout" svg:width="4.8cm" svg:height="1.102cm" svg:x="8.2cm" svg:y="32.299cm">
          <draw:text-box>
            <text:p><text:span text:style-name="T1">GWR...</text:span></text:p>
          </draw:text-box>
        </draw:frame>
        <draw:frame draw:style-name="gr6" draw:text-style-name="P4" draw:layer="layout" svg:width="4.8cm" svg:height="1.102cm" svg:x="25.2cm" svg:y="7.799cm">
          <draw:text-box>
            <text:p><text:span text:style-name="T1">REPROJECT...</text:span></text:p>
          </draw:text-box>
        </draw:frame>
        <draw:frame draw:style-name="gr7" draw:text-style-name="P5" xml:id="id9" draw:id="id9" draw:layer="layout" svg:width="10.8cm" svg:height="6.8cm" svg:x="23.6cm" svg:y="19.199cm">
          <draw:text-box>
            <text:p text:style-name="P3"><text:span text:style-name="T2">Downscaling </text:span></text:p>
            <text:p text:style-name="P3"><text:span text:style-name="T2">CHELSA precipitation</text:span></text:p>
          </draw:text-box>
        </draw:frame>
        <draw:connector draw:style-name="gr8" draw:text-style-name="P3" draw:layer="layout" svg:x1="23.6cm" svg:y1="22.599cm" svg:x2="29cm" svg:y2="19.199cm" draw:start-shape="id9" draw:start-glue-point="3" draw:end-shape="id9" draw:end-glue-point="0" svg:d="M23600 22599h-500v-3900h5900v500" svg:viewBox="0 0 5901 3901">
          <text:p/>
        </draw:connector>
        <draw:connector draw:style-name="gr8" draw:text-style-name="P3" draw:layer="layout" svg:x1="29cm" svg:y1="25.999cm" svg:x2="34.4cm" svg:y2="22.599cm" draw:start-shape="id9" draw:start-glue-point="2" draw:end-shape="id9" draw:end-glue-point="1" svg:d="M29000 25999v500h5900v-3900h-500" svg:viewBox="0 0 5901 3901">
          <text:p/>
        </draw:connector>
        <draw:frame draw:style-name="gr3" draw:text-style-name="P1" xml:id="id2" draw:id="id2" draw:layer="layout" svg:width="8.4cm" svg:height="5.4cm" svg:x="3.999cm" svg:y="16.998cm">
          <draw:text-box>
            <text:p text:style-name="P6"><text:span text:style-name="T3">Source </text:span>:<text:tab/><text:tab/>CHELSA</text:p>
            <text:p text:style-name="P6"><text:span text:style-name="T3">Type </text:span>: <text:tab/><text:tab/>precipitation</text:p>
            <text:p text:style-name="P6"><text:span text:style-name="T3">Zone </text:span>: <text:tab/><text:tab/><text:span text:style-name="T4">user-defined</text:span></text:p>
            <text:p text:style-name="P6"><text:span text:style-name="T3">Projection </text:span>: <text:tab/>longlat</text:p>
            <text:p text:style-name="P6"><text:span text:style-name="T3">Resolution </text:span>: <text:tab/>0.0083333333</text:p>
          </draw:text-box>
        </draw:frame>
        <draw:frame draw:style-name="gr2" draw:text-style-name="P1" xml:id="id3" draw:id="id3" draw:layer="layout" svg:width="8.4cm" svg:height="5.4cm" svg:x="3.999cm" svg:y="24.998cm">
          <draw:text-box>
            <text:p text:style-name="P6"><text:span text:style-name="T3">Source </text:span>:<text:tab/><text:tab/>CHELSA</text:p>
            <text:p text:style-name="P6"><text:span text:style-name="T3">Type </text:span>: <text:tab/><text:tab/>precipitation</text:p>
            <text:p text:style-name="P6"><text:span text:style-name="T5">Zone </text:span><text:span text:style-name="T6">: </text:span><text:span text:style-name="T6"><text:tab/></text:span><text:span text:style-name="T6"><text:tab/></text:span><text:span text:style-name="T6">user-</text:span><text:span text:style-name="T6">defined</text:span></text:p>
            <text:p text:style-name="P6"><text:span text:style-name="T3">Projection </text:span>: <text:tab/><text:span text:style-name="T4">ETRS89</text:span></text:p>
            <text:p text:style-name="P6"><text:span text:style-name="T3">Resolution </text:span>: <text:tab/><text:span text:style-name="T4">1000</text:span></text:p>
          </draw:text-box>
        </draw:frame>
        <draw:frame draw:style-name="gr1" draw:text-style-name="P1" xml:id="id7" draw:id="id7" draw:layer="layout" svg:width="8.4cm" svg:height="5.4cm" svg:x="3.999cm" svg:y="34.498cm">
          <draw:text-box>
            <text:p text:style-name="P6"><text:span text:style-name="T3">Source </text:span>:<text:tab/><text:tab/>CHELSA</text:p>
            <text:p text:style-name="P6"><text:span text:style-name="T3">Type </text:span>: <text:tab/><text:tab/>precipitation</text:p>
            <text:p text:style-name="P6"><text:span text:style-name="T5">Zone </text:span><text:span text:style-name="T6">: </text:span><text:span text:style-name="T6"><text:tab/></text:span><text:span text:style-name="T6"><text:tab/></text:span><text:span text:style-name="T6">user-defined</text:span></text:p>
            <text:p text:style-name="P6"><text:span text:style-name="T5">Projection </text:span><text:span text:style-name="T6">: </text:span><text:span text:style-name="T6"><text:tab/></text:span><text:span text:style-name="T6">ETRS89</text:span></text:p>
            <text:p text:style-name="P6"><text:span text:style-name="T3">Resolution </text:span>: <text:tab/><text:span text:style-name="T4">user-defined</text:span></text:p>
          </draw:text-box>
        </draw:frame>
        <draw:frame draw:style-name="gr9" draw:text-style-name="P7" xml:id="id4" draw:id="id4" draw:layer="layout" svg:width="8.4cm" svg:height="5.4cm" svg:x="20.999cm" svg:y="1.998cm">
          <draw:text-box>
            <text:p text:style-name="P6"><text:s/></text:p>
            <text:p text:style-name="P6"><text:span text:style-name="T3">Type </text:span>: <text:tab/><text:tab/>DEM</text:p>
            <text:p text:style-name="P6"><text:span text:style-name="T3">Zone </text:span>: <text:tab/><text:tab/>user-defined</text:p>
            <text:p text:style-name="P6"><text:span text:style-name="T3">Projection </text:span>: <text:tab/>user-defined</text:p>
            <text:p text:style-name="P6"><text:span text:style-name="T3">Resolution </text:span>: <text:tab/>user-defined</text:p>
          </draw:text-box>
        </draw:frame>
        <draw:frame draw:style-name="gr9" draw:text-style-name="P7" xml:id="id5" draw:id="id5" draw:layer="layout" svg:width="8.4cm" svg:height="5.4cm" svg:x="20.999cm" svg:y="9.498cm">
          <draw:text-box>
            <text:p text:style-name="P6"><text:s/></text:p>
            <text:p text:style-name="P6"><text:span text:style-name="T3">Type </text:span>: <text:tab/><text:tab/>DEM</text:p>
            <text:p text:style-name="P6"><text:span text:style-name="T3">Zone </text:span>: <text:tab/><text:tab/>user-defined</text:p>
            <text:p text:style-name="P6"><text:span text:style-name="T3">Projection </text:span>: <text:tab/><text:span text:style-name="T4">ETRS89</text:span></text:p>
            <text:p text:style-name="P6"><text:span text:style-name="T3">Resolution </text:span>: <text:tab/>user-defined</text:p>
          </draw:text-box>
        </draw:frame>
        <draw:connector draw:style-name="gr10" draw:text-style-name="P2" xml:id="id8" draw:id="id8" draw:layer="layout" draw:type="line" svg:x1="20.999cm" svg:y1="12.198cm" svg:x2="8.45cm" svg:y2="12.2cm" draw:start-shape="id5" draw:start-glue-point="3" draw:end-shape="id1" draw:end-glue-point="7" svg:d="M20999 12198l-12549 2" svg:viewBox="0 0 12550 3">
          <text:p/>
        </draw:connector>
        <draw:frame draw:style-name="gr2" draw:text-style-name="P1" draw:layer="layout" svg:width="8.4cm" svg:height="5.4cm" svg:x="4.499cm" svg:y="1.498cm">
          <draw:text-box>
            <text:p text:style-name="P6"/>
          </draw:text-box>
        </draw:frame>
        <draw:frame draw:style-name="gr2" draw:text-style-name="P1" xml:id="id10" draw:id="id10" draw:layer="layout" svg:width="8.4cm" svg:height="5.4cm" svg:x="3.999cm" svg:y="1.998cm">
          <draw:text-box>
            <text:p text:style-name="P6"><text:span text:style-name="T3">Source </text:span>:<text:tab/><text:tab/>CHELSA</text:p>
            <text:p text:style-name="P6"><text:span text:style-name="T3">Type </text:span>: <text:tab/><text:tab/>precipitation</text:p>
            <text:p text:style-name="P6"><text:span text:style-name="T3">Zone </text:span>: <text:tab/><text:tab/>world</text:p>
            <text:p text:style-name="P6"><text:span text:style-name="T3">Projection </text:span>: <text:tab/>longlat</text:p>
            <text:p text:style-name="P6"><text:span text:style-name="T3">Resolution </text:span>: <text:tab/>0.0083333333</text:p>
          </draw:text-box>
        </draw:frame>
        <draw:custom-shape draw:style-name="gr11" draw:text-style-name="P8" xml:id="id1" draw:id="id1" draw:layer="layout" svg:width="0.5cm" svg:height="0.5cm" svg:x="7.95cm" svg:y="11.9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0" draw:text-style-name="P2" draw:layer="layout" draw:type="line" svg:x1="8.199cm" svg:y1="7.398cm" svg:x2="8.2cm" svg:y2="11.95cm" draw:start-shape="id10" draw:end-shape="id1" draw:end-glue-point="4" svg:d="M8199 7398l1 4552" svg:viewBox="0 0 2 4553">
          <text:p/>
        </draw:connector>
        <draw:custom-shape draw:style-name="gr12" draw:text-style-name="P8" xml:id="id6" draw:id="id6" draw:layer="layout" svg:width="0.5cm" svg:height="0.5cm" svg:x="7.951cm" svg:y="31.75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0" draw:text-style-name="P2" draw:layer="layout" draw:type="line" svg:x1="8.199cm" svg:y1="30.398cm" svg:x2="8.201cm" svg:y2="31.751cm" draw:start-shape="id3" draw:start-glue-point="2" draw:end-shape="id6" draw:end-glue-point="4" svg:d="M8199 30398l2 1353" svg:viewBox="0 0 3 1354">
          <text:p/>
        </draw:connecto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4" draw:text-style-name="P10" draw:layer="layout" svg:width="6.1cm" svg:height="2.49cm" svg:x="39.3cm" svg:y="36.8cm">
          <draw:text-box>
            <text:p/>
          </draw:text-box>
        </draw:frame>
        <draw:frame draw:style-name="gr14" draw:text-style-name="P10" draw:layer="layout" svg:width="6.1cm" svg:height="2.49cm" svg:x="39.1cm" svg:y="37cm">
          <draw:text-box>
            <text:p text:style-name="P11"><text:span text:style-name="T7"/></text:p>
          </draw:text-box>
        </draw:frame>
        <draw:frame draw:style-name="gr14" draw:text-style-name="P10" draw:layer="layout" svg:width="6.1cm" svg:height="2.49cm" svg:x="42.7cm" svg:y="32cm">
          <draw:text-box>
            <text:p/>
          </draw:text-box>
        </draw:frame>
        <draw:frame draw:style-name="gr14" draw:text-style-name="P10" draw:layer="layout" svg:width="6.1cm" svg:height="2.49cm" svg:x="42.5cm" svg:y="32.2cm">
          <draw:text-box>
            <text:p text:style-name="P11"><text:span text:style-name="T7"/></text:p>
          </draw:text-box>
        </draw:frame>
        <draw:frame draw:style-name="gr14" draw:text-style-name="P10" draw:layer="layout" svg:width="6.1cm" svg:height="2.49cm" svg:x="35.9cm" svg:y="32cm">
          <draw:text-box>
            <text:p/>
          </draw:text-box>
        </draw:frame>
        <draw:frame draw:style-name="gr14" draw:text-style-name="P10" draw:layer="layout" svg:width="6.1cm" svg:height="2.49cm" svg:x="35.7cm" svg:y="32.2cm">
          <draw:text-box>
            <text:p text:style-name="P11"><text:span text:style-name="T7"/></text:p>
          </draw:text-box>
        </draw:frame>
        <draw:frame draw:style-name="gr14" draw:text-style-name="P10" draw:layer="layout" svg:width="6.1cm" svg:height="2.49cm" svg:x="42.7cm" svg:y="27.7cm">
          <draw:text-box>
            <text:p/>
          </draw:text-box>
        </draw:frame>
        <draw:frame draw:style-name="gr14" draw:text-style-name="P10" draw:layer="layout" svg:width="6.1cm" svg:height="2.49cm" svg:x="42.5cm" svg:y="27.9cm">
          <draw:text-box>
            <text:p text:style-name="P11"><text:span text:style-name="T7"/></text:p>
          </draw:text-box>
        </draw:frame>
        <draw:frame draw:style-name="gr14" draw:text-style-name="P10" draw:layer="layout" svg:width="6.1cm" svg:height="2.49cm" svg:x="35.9cm" svg:y="27.7cm">
          <draw:text-box>
            <text:p/>
          </draw:text-box>
        </draw:frame>
        <draw:frame draw:style-name="gr14" draw:text-style-name="P10" draw:layer="layout" svg:width="6.1cm" svg:height="2.49cm" svg:x="35.7cm" svg:y="27.9cm">
          <draw:text-box>
            <text:p text:style-name="P11"><text:span text:style-name="T7"/></text:p>
          </draw:text-box>
        </draw:frame>
        <draw:frame draw:style-name="gr14" draw:text-style-name="P10" draw:layer="layout" svg:width="5.51cm" svg:height="2.49cm" svg:x="25.301cm" svg:y="23.499cm">
          <draw:text-box>
            <text:p/>
          </draw:text-box>
        </draw:frame>
        <draw:frame draw:style-name="gr14" draw:text-style-name="P10" draw:layer="layout" svg:width="5.51cm" svg:height="2.49cm" svg:x="25.101cm" svg:y="23.699cm">
          <draw:text-box>
            <text:p text:style-name="P11"><text:span text:style-name="T7"/></text:p>
          </draw:text-box>
        </draw:frame>
        <draw:frame draw:style-name="gr14" draw:text-style-name="P10" draw:layer="layout" svg:width="5.51cm" svg:height="2.49cm" svg:x="25.301cm" svg:y="15.699cm">
          <draw:text-box>
            <text:p/>
          </draw:text-box>
        </draw:frame>
        <draw:frame draw:style-name="gr14" draw:text-style-name="P10" draw:layer="layout" svg:width="5.51cm" svg:height="2.49cm" svg:x="25.101cm" svg:y="15.899cm">
          <draw:text-box>
            <text:p text:style-name="P11"><text:span text:style-name="T7"/></text:p>
          </draw:text-box>
        </draw:frame>
        <draw:frame draw:style-name="gr15" draw:text-style-name="P10" draw:layer="layout" svg:width="5.51cm" svg:height="2.49cm" svg:x="25.301cm" svg:y="12.099cm">
          <draw:text-box>
            <text:p/>
          </draw:text-box>
        </draw:frame>
        <draw:frame draw:style-name="gr15" draw:text-style-name="P10" draw:layer="layout" svg:width="5.51cm" svg:height="2.49cm" svg:x="25.101cm" svg:y="12.299cm">
          <draw:text-box>
            <text:p text:style-name="P11"><text:span text:style-name="T7"/></text:p>
          </draw:text-box>
        </draw:frame>
        <draw:frame draw:style-name="gr14" draw:text-style-name="P10" draw:layer="layout" svg:width="5.51cm" svg:height="2.49cm" svg:x="25.301cm" svg:y="4.299cm">
          <draw:text-box>
            <text:p/>
          </draw:text-box>
        </draw:frame>
        <draw:frame draw:style-name="gr14" draw:text-style-name="P10" draw:layer="layout" svg:width="5.51cm" svg:height="2.49cm" svg:x="25.101cm" svg:y="4.499cm">
          <draw:text-box>
            <text:p text:style-name="P11"><text:span text:style-name="T7"/></text:p>
          </draw:text-box>
        </draw:frame>
        <draw:frame draw:style-name="gr16" draw:text-style-name="P10" draw:layer="layout" svg:width="5.5cm" svg:height="2.49cm" svg:x="3.8cm" svg:y="38cm">
          <draw:text-box>
            <text:p/>
          </draw:text-box>
        </draw:frame>
        <draw:frame draw:style-name="gr16" draw:text-style-name="P10" draw:layer="layout" svg:width="5.5cm" svg:height="2.49cm" svg:x="3.6cm" svg:y="38.2cm">
          <draw:text-box>
            <text:p text:style-name="P11"><text:span text:style-name="T13"/></text:p>
          </draw:text-box>
        </draw:frame>
        <draw:frame draw:style-name="gr14" draw:text-style-name="P10" draw:layer="layout" svg:width="5.51cm" svg:height="2.49cm" svg:x="10.9cm" svg:y="23.504cm">
          <draw:text-box>
            <text:p/>
          </draw:text-box>
        </draw:frame>
        <draw:frame draw:style-name="gr14" draw:text-style-name="P10" draw:layer="layout" svg:width="5.51cm" svg:height="2.49cm" svg:x="10.7cm" svg:y="23.704cm">
          <draw:text-box>
            <text:p text:style-name="P11"><text:span text:style-name="T7"/></text:p>
          </draw:text-box>
        </draw:frame>
        <draw:frame draw:style-name="gr14" draw:text-style-name="P10" draw:layer="layout" svg:width="5.51cm" svg:height="2.49cm" svg:x="10.9cm" svg:y="19.704cm">
          <draw:text-box>
            <text:p/>
          </draw:text-box>
        </draw:frame>
        <draw:frame draw:style-name="gr14" draw:text-style-name="P10" draw:layer="layout" svg:width="5.51cm" svg:height="2.49cm" svg:x="10.7cm" svg:y="19.904cm">
          <draw:text-box>
            <text:p text:style-name="P11"><text:span text:style-name="T7"/></text:p>
          </draw:text-box>
        </draw:frame>
        <draw:frame draw:style-name="gr14" draw:text-style-name="P10" draw:layer="layout" svg:width="5.51cm" svg:height="2.49cm" svg:x="10.9cm" svg:y="15.704cm">
          <draw:text-box>
            <text:p/>
          </draw:text-box>
        </draw:frame>
        <draw:frame draw:style-name="gr14" draw:text-style-name="P10" draw:layer="layout" svg:width="5.51cm" svg:height="2.49cm" svg:x="10.7cm" svg:y="15.904cm">
          <draw:text-box>
            <text:p text:style-name="P11"><text:span text:style-name="T7"/></text:p>
          </draw:text-box>
        </draw:frame>
        <draw:frame draw:style-name="gr15" draw:text-style-name="P10" draw:layer="layout" svg:width="5.51cm" svg:height="2.49cm" svg:x="10.9cm" svg:y="12.104cm">
          <draw:text-box>
            <text:p/>
          </draw:text-box>
        </draw:frame>
        <draw:frame draw:style-name="gr15" draw:text-style-name="P10" draw:layer="layout" svg:width="5.51cm" svg:height="2.49cm" svg:x="10.7cm" svg:y="12.304cm">
          <draw:text-box>
            <text:p text:style-name="P11"><text:span text:style-name="T7"/></text:p>
          </draw:text-box>
        </draw:frame>
        <draw:frame draw:style-name="gr14" draw:text-style-name="P10" draw:layer="layout" svg:width="5.5cm" svg:height="2.49cm" svg:x="3.801cm" svg:y="23.499cm">
          <draw:text-box>
            <text:p/>
          </draw:text-box>
        </draw:frame>
        <draw:frame draw:style-name="gr14" draw:text-style-name="P10" draw:layer="layout" svg:width="5.5cm" svg:height="2.49cm" svg:x="3.601cm" svg:y="23.699cm">
          <draw:text-box>
            <text:p text:style-name="P11"><text:span text:style-name="T7"/></text:p>
          </draw:text-box>
        </draw:frame>
        <draw:frame draw:style-name="gr14" draw:text-style-name="P10" draw:layer="layout" svg:width="5.5cm" svg:height="2.49cm" svg:x="3.8cm" svg:y="19.7cm">
          <draw:text-box>
            <text:p/>
          </draw:text-box>
        </draw:frame>
        <draw:frame draw:style-name="gr14" draw:text-style-name="P10" draw:layer="layout" svg:width="5.5cm" svg:height="2.49cm" svg:x="3.6cm" svg:y="19.9cm">
          <draw:text-box>
            <text:p text:style-name="P11"><text:span text:style-name="T7"/></text:p>
          </draw:text-box>
        </draw:frame>
        <draw:frame draw:style-name="gr15" draw:text-style-name="P10" draw:layer="layout" svg:width="5.5cm" svg:height="2.49cm" svg:x="3.801cm" svg:y="15.699cm">
          <draw:text-box>
            <text:p/>
          </draw:text-box>
        </draw:frame>
        <draw:frame draw:style-name="gr15" draw:text-style-name="P10" draw:layer="layout" svg:width="5.5cm" svg:height="2.49cm" svg:x="3.601cm" svg:y="15.899cm">
          <draw:text-box>
            <text:p text:style-name="P11"><text:span text:style-name="T7"/></text:p>
          </draw:text-box>
        </draw:frame>
        <draw:frame draw:style-name="gr15" draw:text-style-name="P10" draw:layer="layout" svg:width="5.5cm" svg:height="2.49cm" svg:x="3.801cm" svg:y="12.099cm">
          <draw:text-box>
            <text:p/>
          </draw:text-box>
        </draw:frame>
        <draw:frame draw:style-name="gr15" draw:text-style-name="P10" draw:layer="layout" svg:width="5.5cm" svg:height="2.49cm" svg:x="3.601cm" svg:y="12.299cm">
          <draw:text-box>
            <text:p text:style-name="P11"><text:span text:style-name="T7"/></text:p>
          </draw:text-box>
        </draw:frame>
        <draw:frame draw:style-name="gr14" draw:text-style-name="P10" draw:layer="layout" svg:width="5.51cm" svg:height="2.49cm" svg:x="10.9cm" svg:y="8.304cm">
          <draw:text-box>
            <text:p/>
          </draw:text-box>
        </draw:frame>
        <draw:frame draw:style-name="gr14" draw:text-style-name="P10" draw:layer="layout" svg:width="5.51cm" svg:height="2.49cm" svg:x="10.7cm" svg:y="8.504cm">
          <draw:text-box>
            <text:p text:style-name="P11"><text:span text:style-name="T7"/></text:p>
          </draw:text-box>
        </draw:frame>
        <draw:frame draw:style-name="gr14" draw:text-style-name="P10" draw:layer="layout" svg:width="5.51cm" svg:height="2.49cm" svg:x="10.9cm" svg:y="4.304cm">
          <draw:text-box>
            <text:p/>
          </draw:text-box>
        </draw:frame>
        <draw:frame draw:style-name="gr14" draw:text-style-name="P10" draw:layer="layout" svg:width="5.51cm" svg:height="2.49cm" svg:x="10.7cm" svg:y="4.504cm">
          <draw:text-box>
            <text:p text:style-name="P11"><text:span text:style-name="T7"/></text:p>
          </draw:text-box>
        </draw:frame>
        <draw:frame draw:style-name="gr14" draw:text-style-name="P10" draw:layer="layout" svg:width="5.51cm" svg:height="2.49cm" svg:x="3.801cm" svg:y="4.299cm">
          <draw:text-box>
            <text:p text:style-name="P11"><text:span text:style-name="T7"><text:s/></text:span></text:p>
          </draw:text-box>
        </draw:frame>
        <draw:frame draw:style-name="gr14" draw:text-style-name="P10" draw:layer="layout" svg:width="5.51cm" svg:height="2.49cm" svg:x="3.601cm" svg:y="4.499cm">
          <draw:text-box>
            <text:p text:style-name="P11"><text:span text:style-name="T7"><text:s/></text:span></text:p>
          </draw:text-box>
        </draw:frame>
        <draw:frame draw:style-name="gr14" draw:text-style-name="P10" xml:id="id23" draw:id="id23" draw:layer="layout" svg:width="5.51cm" svg:height="2.49cm" svg:x="3.401cm" svg:y="4.699cm">
          <draw:text-box>
            <text:p text:style-name="P11"><text:span text:style-name="T8">Source </text:span><text:span text:style-name="T7">: </text:span><text:span text:style-name="T7"><text:tab/></text:span><text:span text:style-name="T7">CHELSA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7">temperature </text:span></text:p>
            <text:p text:style-name="P11"><text:span text:style-name="T8">Zone </text:span><text:span text:style-name="T7">:</text:span><text:span text:style-name="T7"><text:tab/></text:span><text:span text:style-name="T7"><text:tab/></text:span><text:span text:style-name="T7">world</text:span></text:p>
            <text:p text:style-name="P11"><text:span text:style-name="T8">Projection </text:span><text:span text:style-name="T7">: </text:span><text:span text:style-name="T7"><text:tab/></text:span><text:span text:style-name="T7">longlat</text:span></text:p>
            <text:p text:style-name="P11"><text:span text:style-name="T8">Resolution </text:span><text:span text:style-name="T7">: </text:span><text:span text:style-name="T7"><text:tab/></text:span><text:span text:style-name="T7">0.00833333</text:span></text:p>
          </draw:text-box>
        </draw:frame>
        <draw:frame draw:style-name="gr17" draw:text-style-name="P12" draw:layer="layout" svg:width="4.662cm" svg:height="0.962cm" svg:x="4.037cm" svg:y="18.737cm">
          <draw:text-box>
            <text:p><text:span text:style-name="T9">DIVIDE <text:s/>by 10...</text:span></text:p>
          </draw:text-box>
        </draw:frame>
        <draw:connector draw:style-name="gr4" draw:text-style-name="P2" draw:layer="layout" svg:x1="27.656cm" svg:y1="18.589cm" svg:x2="27.656cm" svg:y2="23.899cm" draw:start-shape="id11" draw:start-glue-point="2" draw:end-shape="id12" svg:d="M27656 18589v5310" svg:viewBox="0 0 1 5311">
          <text:p/>
        </draw:connector>
        <draw:connector draw:style-name="gr4" draw:text-style-name="P2" draw:layer="layout" svg:x1="6.15cm" svg:y1="22.59cm" svg:x2="6.151cm" svg:y2="23.899cm" draw:start-shape="id13" draw:start-glue-point="2" draw:end-shape="id14" draw:end-glue-point="0" svg:d="M6150 22590v655h1v654" svg:viewBox="0 0 2 1310">
          <text:p/>
        </draw:connector>
        <draw:connector draw:style-name="gr4" draw:text-style-name="P2" draw:layer="layout" svg:x1="20.355cm" svg:y1="18.59cm" svg:x2="20.355cm" svg:y2="23.9cm" draw:start-shape="id15" draw:start-glue-point="2" draw:end-shape="id16" draw:end-glue-point="0" svg:d="M20355 18590v5310" svg:viewBox="0 0 1 5311">
          <text:p/>
        </draw:connector>
        <draw:connector draw:style-name="gr4" draw:text-style-name="P2" draw:layer="layout" svg:x1="6.15cm" svg:y1="35.752cm" svg:x2="6.15cm" svg:y2="38.4cm" draw:start-shape="id17" draw:start-glue-point="6" draw:end-shape="id18" draw:end-glue-point="0" svg:d="M6150 35752v2648" svg:viewBox="0 0 1 2649">
          <text:p/>
        </draw:connector>
        <draw:custom-shape draw:style-name="gr18" draw:text-style-name="P8" xml:id="id17" draw:id="id17" draw:layer="layout" svg:width="0.4cm" svg:height="0.4cm" svg:x="5.95cm" svg:y="35.3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6.151cm" svg:y1="26.389cm" svg:x2="6.15cm" svg:y2="35.352cm" draw:start-shape="id14" draw:start-glue-point="2" draw:end-shape="id17" draw:end-glue-point="4" svg:d="M6151 26389v4494h-1v4469" svg:viewBox="0 0 2 8964">
          <text:p/>
        </draw:connector>
        <draw:frame draw:style-name="gr19" draw:text-style-name="P12" draw:layer="layout" svg:width="4.349cm" svg:height="1.581cm" svg:x="6.15cm" svg:y="35.619cm">
          <draw:text-box>
            <text:p><text:span text:style-name="T9">LAND SURFACE </text:span><text:span text:style-name="T9">TEMPERATURE...</text:span></text:p>
          </draw:text-box>
        </draw:frame>
        <draw:frame draw:style-name="gr20" draw:text-style-name="P13" xml:id="id20" draw:id="id20" draw:layer="layout" svg:width="5.4cm" svg:height="1.288cm" svg:x="3.45cm" svg:y="1.496cm">
          <draw:text-box>
            <text:p text:style-name="P3"><text:span text:style-name="T10">Temperature</text:span></text:p>
          </draw:text-box>
        </draw:frame>
        <draw:frame draw:style-name="gr21" draw:text-style-name="P13" xml:id="id19" draw:id="id19" draw:layer="layout" svg:width="5.4cm" svg:height="2.325cm" svg:x="24.95cm" svg:y="1cm">
          <draw:text-box>
            <text:p text:style-name="P3"><text:span text:style-name="T10">Cloud</text:span></text:p>
            <text:p text:style-name="P3"><text:span text:style-name="T10">cover</text:span></text:p>
          </draw:text-box>
        </draw:frame>
        <draw:frame draw:style-name="gr21" draw:text-style-name="P13" draw:layer="layout" svg:width="5.4cm" svg:height="2.325cm" svg:x="17.8cm" svg:y="1cm">
          <draw:text-box>
            <text:p text:style-name="P3"><text:span text:style-name="T10">DEM Reference</text:span></text:p>
          </draw:text-box>
        </draw:frame>
        <draw:connector draw:style-name="gr5" draw:text-style-name="P3" draw:layer="layout" svg:x1="24.95cm" svg:y1="2.162cm" svg:x2="30.35cm" svg:y2="2.162cm" draw:start-shape="id19" draw:start-glue-point="3" draw:end-shape="id19" draw:end-glue-point="1" svg:d="M24950 2162h-500v1663h6400v-1663h-500" svg:viewBox="0 0 6401 1664">
          <text:p/>
        </draw:connector>
        <draw:connector draw:style-name="gr5" draw:text-style-name="P3" draw:layer="layout" draw:line-skew="0cm 2.804cm" svg:x1="8.85cm" svg:y1="2.14cm" svg:x2="3.45cm" svg:y2="2.14cm" draw:start-shape="id20" draw:start-glue-point="1" draw:end-shape="id20" draw:end-glue-point="3" svg:d="M8850 2140h500v1660h-6400v-1660h500" svg:viewBox="0 0 6401 1661">
          <text:p/>
        </draw:connector>
        <draw:frame draw:style-name="gr15" draw:text-style-name="P10" xml:id="id21" draw:id="id21" draw:layer="layout" svg:width="5.5cm" svg:height="2.49cm" svg:x="3.401cm" svg:y="12.499cm">
          <draw:text-box>
            <text:p text:style-name="P11"><text:span text:style-name="T8">Source </text:span><text:span text:style-name="T7">: </text:span><text:span text:style-name="T7"><text:tab/></text:span><text:span text:style-name="T7">CHELSA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7">temperature </text:span></text:p>
            <text:p text:style-name="P11"><text:span text:style-name="T8">Zone </text:span><text:span text:style-name="T7">:</text:span><text:span text:style-name="T7"><text:tab/></text:span><text:span text:style-name="T7"><text:tab/></text:span><text:span text:style-name="T11">user-defined</text:span></text:p>
            <text:p text:style-name="P11"><text:span text:style-name="T8">Projection </text:span><text:span text:style-name="T7">: </text:span><text:span text:style-name="T7"><text:tab/></text:span><text:span text:style-name="T7">longlat</text:span></text:p>
            <text:p text:style-name="P11"><text:span text:style-name="T8">Resolution </text:span><text:span text:style-name="T7">: </text:span><text:span text:style-name="T7"><text:tab/></text:span><text:span text:style-name="T7">0.00833333</text:span></text:p>
          </draw:text-box>
        </draw:frame>
        <draw:frame draw:style-name="gr15" draw:text-style-name="P10" xml:id="id22" draw:id="id22" draw:layer="layout" svg:width="5.5cm" svg:height="2.49cm" svg:x="3.401cm" svg:y="16.099cm">
          <draw:text-box>
            <text:p text:style-name="P11"><text:span text:style-name="T8">Source </text:span><text:span text:style-name="T7">: </text:span><text:span text:style-name="T7"><text:tab/></text:span><text:span text:style-name="T7">CHELSA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7">temperature </text:span></text:p>
            <text:p text:style-name="P11"><text:span text:style-name="T12">Zone </text:span><text:span text:style-name="T13">:</text:span><text:span text:style-name="T13"><text:tab/></text:span><text:span text:style-name="T13"><text:tab/></text:span><text:span text:style-name="T13">user-defined</text:span></text:p>
            <text:p text:style-name="P11"><text:span text:style-name="T8">Projection </text:span><text:span text:style-name="T7">: </text:span><text:span text:style-name="T7"><text:tab/></text:span><text:span text:style-name="T11">mercator</text:span></text:p>
            <text:p text:style-name="P11"><text:span text:style-name="T8">Resolution </text:span><text:span text:style-name="T7">: </text:span><text:span text:style-name="T7"><text:tab/></text:span><text:span text:style-name="T11">1000</text:span></text:p>
          </draw:text-box>
        </draw:frame>
        <draw:frame draw:style-name="gr14" draw:text-style-name="P10" xml:id="id14" draw:id="id14" draw:layer="layout" svg:width="5.5cm" svg:height="2.49cm" svg:x="3.401cm" svg:y="23.899cm">
          <draw:text-box>
            <text:p text:style-name="P11"><text:span text:style-name="T8">So</text:span><text:span text:style-name="T8">ur</text:span><text:span text:style-name="T8">ce</text:span><text:span text:style-name="T8"> </text:span><text:span text:style-name="T7">: </text:span><text:span text:style-name="T7"><text:tab/></text:span><text:span text:style-name="T7">C</text:span><text:span text:style-name="T7">H</text:span><text:span text:style-name="T7">EL</text:span><text:span text:style-name="T7">S</text:span><text:span text:style-name="T7">A</text:span></text:p>
            <text:p text:style-name="P11"><text:span text:style-name="T8">Ty</text:span><text:span text:style-name="T8">pe</text:span><text:span text:style-name="T8"> </text:span><text:span text:style-name="T7">: </text:span><text:span text:style-name="T7"><text:tab/></text:span><text:span text:style-name="T7"><text:tab/></text:span><text:span text:style-name="T7">te</text:span><text:span text:style-name="T7">m</text:span><text:span text:style-name="T7">pe</text:span><text:span text:style-name="T7">rat</text:span><text:span text:style-name="T7">ur</text:span><text:span text:style-name="T7">e </text:span></text:p>
            <text:p text:style-name="P11"><text:span text:style-name="T12">Zo</text:span><text:span text:style-name="T12">ne</text:span><text:span text:style-name="T12"> </text:span><text:span text:style-name="T13">:</text:span><text:span text:style-name="T13"><text:tab/></text:span><text:span text:style-name="T13"><text:tab/></text:span><text:span text:style-name="T13">us</text:span><text:span text:style-name="T13">er-</text:span><text:span text:style-name="T13">de</text:span><text:span text:style-name="T13">fin</text:span><text:span text:style-name="T13">ed</text:span></text:p>
            <text:p text:style-name="P11"><text:span text:style-name="T8">Pr</text:span><text:span text:style-name="T8">oj</text:span><text:span text:style-name="T8">ec</text:span><text:span text:style-name="T8">tio</text:span><text:span text:style-name="T8">n </text:span><text:span text:style-name="T7">: </text:span><text:span text:style-name="T7"><text:tab/></text:span><text:span text:style-name="T13">m</text:span><text:span text:style-name="T13">er</text:span><text:span text:style-name="T13">ca</text:span><text:span text:style-name="T13">tor</text:span></text:p>
            <text:p text:style-name="P11"><text:span text:style-name="T8">Re</text:span><text:span text:style-name="T8">so</text:span><text:span text:style-name="T8">luti</text:span><text:span text:style-name="T8">on</text:span><text:span text:style-name="T8"> </text:span><text:span text:style-name="T7">: </text:span><text:span text:style-name="T7"><text:tab/></text:span><text:span text:style-name="T11">us</text:span><text:span text:style-name="T11">er</text:span><text:span text:style-name="T11">-</text:span><text:span text:style-name="T11">de</text:span><text:span text:style-name="T11">fin</text:span><text:span text:style-name="T11">ed</text:span></text:p>
          </draw:text-box>
        </draw:frame>
        <draw:frame draw:style-name="gr14" draw:text-style-name="P10" xml:id="id24" draw:id="id24" draw:layer="layout" svg:width="5.51cm" svg:height="2.49cm" svg:x="24.901cm" svg:y="4.699cm">
          <draw:text-box>
            <text:p text:style-name="P11"><text:span text:style-name="T8">Source </text:span><text:span text:style-name="T7">: </text:span><text:span text:style-name="T7"><text:tab/></text:span><text:span text:style-name="T7">EarthEnv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7">clouds </text:span></text:p>
            <text:p text:style-name="P11"><text:span text:style-name="T8">Zone </text:span><text:span text:style-name="T7">:</text:span><text:span text:style-name="T7"><text:tab/></text:span><text:span text:style-name="T7"><text:tab/></text:span><text:span text:style-name="T7">world</text:span></text:p>
            <text:p text:style-name="P11"><text:span text:style-name="T8">Projection </text:span><text:span text:style-name="T7">: </text:span><text:span text:style-name="T7"><text:tab/></text:span><text:span text:style-name="T7">longlat</text:span></text:p>
            <text:p text:style-name="P11"><text:span text:style-name="T8">Resolution </text:span><text:span text:style-name="T7">: </text:span><text:span text:style-name="T7"><text:tab/></text:span><text:span text:style-name="T7">0.00833333</text:span></text:p>
          </draw:text-box>
        </draw:frame>
        <draw:frame draw:style-name="gr15" draw:text-style-name="P10" xml:id="id25" draw:id="id25" draw:layer="layout" svg:width="5.51cm" svg:height="2.49cm" svg:x="24.901cm" svg:y="12.499cm">
          <draw:text-box>
            <text:p text:style-name="P11"><text:span text:style-name="T8">Source </text:span><text:span text:style-name="T7">: </text:span><text:span text:style-name="T7"><text:tab/></text:span><text:span text:style-name="T7">EarthEnv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7">clouds </text:span></text:p>
            <text:p text:style-name="P11"><text:span text:style-name="T8">Zone </text:span><text:span text:style-name="T7">:</text:span><text:span text:style-name="T7"><text:tab/></text:span><text:span text:style-name="T7"><text:tab/></text:span><text:span text:style-name="T11">user-defined</text:span></text:p>
            <text:p text:style-name="P11"><text:span text:style-name="T8">Projection </text:span><text:span text:style-name="T7">: </text:span><text:span text:style-name="T7"><text:tab/></text:span><text:span text:style-name="T7">longlat</text:span></text:p>
            <text:p text:style-name="P11"><text:span text:style-name="T8">Resolution </text:span><text:span text:style-name="T7">: </text:span><text:span text:style-name="T7"><text:tab/></text:span><text:span text:style-name="T7">0.00833333</text:span></text:p>
          </draw:text-box>
        </draw:frame>
        <draw:frame draw:style-name="gr14" draw:text-style-name="P10" xml:id="id11" draw:id="id11" draw:layer="layout" svg:width="5.51cm" svg:height="2.49cm" svg:x="24.901cm" svg:y="16.099cm">
          <draw:text-box>
            <text:p text:style-name="P11"><text:span text:style-name="T8">Source </text:span><text:span text:style-name="T7">: </text:span><text:span text:style-name="T7"><text:tab/></text:span><text:span text:style-name="T7">EarthEnv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7">clouds </text:span></text:p>
            <text:p text:style-name="P11"><text:span text:style-name="T12">Zone </text:span><text:span text:style-name="T13">:</text:span><text:span text:style-name="T13"><text:tab/></text:span><text:span text:style-name="T13"><text:tab/></text:span><text:span text:style-name="T13">user-defined</text:span></text:p>
            <text:p text:style-name="P11"><text:span text:style-name="T8">Projection </text:span><text:span text:style-name="T7">: </text:span><text:span text:style-name="T7"><text:tab/></text:span><text:span text:style-name="T11">mercator</text:span></text:p>
            <text:p text:style-name="P11"><text:span text:style-name="T8">Resolution </text:span><text:span text:style-name="T7">: </text:span><text:span text:style-name="T7"><text:tab/></text:span><text:span text:style-name="T11">1000</text:span></text:p>
          </draw:text-box>
        </draw:frame>
        <draw:frame draw:style-name="gr14" draw:text-style-name="P10" xml:id="id12" draw:id="id12" draw:layer="layout" svg:width="5.51cm" svg:height="2.49cm" svg:x="24.901cm" svg:y="23.899cm">
          <draw:text-box>
            <text:p text:style-name="P11"><text:span text:style-name="T8">So</text:span><text:span text:style-name="T8">ur</text:span><text:span text:style-name="T8">ce</text:span><text:span text:style-name="T8"> </text:span><text:span text:style-name="T7">: </text:span><text:span text:style-name="T7"><text:tab/></text:span><text:span text:style-name="T7">Ea</text:span><text:span text:style-name="T7">rth</text:span><text:span text:style-name="T7">En</text:span><text:span text:style-name="T7">v</text:span></text:p>
            <text:p text:style-name="P11"><text:span text:style-name="T8">Ty</text:span><text:span text:style-name="T8">pe</text:span><text:span text:style-name="T8"> </text:span><text:span text:style-name="T7">: </text:span><text:span text:style-name="T7"><text:tab/></text:span><text:span text:style-name="T7"><text:tab/></text:span><text:span text:style-name="T7">cl</text:span><text:span text:style-name="T7">ou</text:span><text:span text:style-name="T7">ds </text:span></text:p>
            <text:p text:style-name="P11"><text:span text:style-name="T12">Zo</text:span><text:span text:style-name="T12">ne</text:span><text:span text:style-name="T12"> </text:span><text:span text:style-name="T13">:</text:span><text:span text:style-name="T13"><text:tab/></text:span><text:span text:style-name="T13"><text:tab/></text:span><text:span text:style-name="T13">us</text:span><text:span text:style-name="T13">er-</text:span><text:span text:style-name="T13">de</text:span><text:span text:style-name="T13">fin</text:span><text:span text:style-name="T13">ed</text:span></text:p>
            <text:p text:style-name="P11"><text:span text:style-name="T8">Pr</text:span><text:span text:style-name="T8">oj</text:span><text:span text:style-name="T8">ec</text:span><text:span text:style-name="T8">tio</text:span><text:span text:style-name="T8">n </text:span><text:span text:style-name="T7">: </text:span><text:span text:style-name="T7"><text:tab/></text:span><text:span text:style-name="T13">m</text:span><text:span text:style-name="T13">er</text:span><text:span text:style-name="T13">ca</text:span><text:span text:style-name="T13">tor</text:span></text:p>
            <text:p text:style-name="P11"><text:span text:style-name="T8">Re</text:span><text:span text:style-name="T8">so</text:span><text:span text:style-name="T8">luti</text:span><text:span text:style-name="T8">on</text:span><text:span text:style-name="T8"> </text:span><text:span text:style-name="T7">: </text:span><text:span text:style-name="T7"><text:tab/></text:span><text:span text:style-name="T11">us</text:span><text:span text:style-name="T11">er</text:span><text:span text:style-name="T11">-</text:span><text:span text:style-name="T11">de</text:span><text:span text:style-name="T11">fin</text:span><text:span text:style-name="T11">ed</text:span></text:p>
          </draw:text-box>
        </draw:frame>
        <draw:frame draw:style-name="gr16" draw:text-style-name="P10" xml:id="id18" draw:id="id18" draw:layer="layout" svg:width="5.5cm" svg:height="2.49cm" svg:x="3.4cm" svg:y="38.4cm">
          <draw:text-box>
            <text:p text:style-name="P11"><text:span text:style-name="T8">Source </text:span><text:span text:style-name="T7">: </text:span><text:span text:style-name="T7"><text:tab/></text:span><text:span text:style-name="T7">CHELSA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11">LST</text:span><text:span text:style-name="T7"> </text:span></text:p>
            <text:p text:style-name="P11"><text:span text:style-name="T12">Zone </text:span><text:span text:style-name="T13">:</text:span><text:span text:style-name="T13"><text:tab/></text:span><text:span text:style-name="T13"><text:tab/></text:span><text:span text:style-name="T13">user-defined</text:span></text:p>
            <text:p text:style-name="P11"><text:span text:style-name="T8">Projection </text:span><text:span text:style-name="T7">: </text:span><text:span text:style-name="T7"><text:tab/></text:span><text:span text:style-name="T13">mercator</text:span></text:p>
            <text:p text:style-name="P11"><text:span text:style-name="T12">Resolution </text:span><text:span text:style-name="T13">: </text:span><text:span text:style-name="T13"><text:tab/></text:span><text:span text:style-name="T13">user-defined</text:span></text:p>
          </draw:text-box>
        </draw:frame>
        <draw:frame draw:style-name="gr14" draw:text-style-name="P10" xml:id="id27" draw:id="id27" draw:layer="layout" svg:width="5.51cm" svg:height="2.49cm" svg:x="17.6cm" svg:y="4.7cm">
          <draw:text-box>
            <text:p text:style-name="P11"><text:span text:style-name="T8">Source </text:span><text:span text:style-name="T7">: </text:span><text:span text:style-name="T7"><text:tab/></text:span><text:span text:style-name="T7">GMTED2010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7">DEM </text:span></text:p>
            <text:p text:style-name="P11"><text:span text:style-name="T8">Zone </text:span><text:span text:style-name="T7">:</text:span><text:span text:style-name="T7"><text:tab/></text:span><text:span text:style-name="T7"><text:tab/></text:span><text:span text:style-name="T7">world</text:span></text:p>
            <text:p text:style-name="P11"><text:span text:style-name="T8">Projection </text:span><text:span text:style-name="T7">: </text:span><text:span text:style-name="T7"><text:tab/></text:span><text:span text:style-name="T7">longlat</text:span></text:p>
            <text:p text:style-name="P11"><text:span text:style-name="T8">Resolution </text:span><text:span text:style-name="T7">: </text:span><text:span text:style-name="T7"><text:tab/></text:span><text:span text:style-name="T7">0.00833333</text:span></text:p>
          </draw:text-box>
        </draw:frame>
        <draw:frame draw:style-name="gr15" draw:text-style-name="P10" xml:id="id26" draw:id="id26" draw:layer="layout" svg:width="5.51cm" svg:height="2.49cm" svg:x="17.6cm" svg:y="12.5cm">
          <draw:text-box>
            <text:p text:style-name="P11"><text:span text:style-name="T8">Source </text:span><text:span text:style-name="T7">: </text:span><text:span text:style-name="T7"><text:tab/></text:span><text:span text:style-name="T7">GMTED2010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7">DEM </text:span></text:p>
            <text:p text:style-name="P11"><text:span text:style-name="T8">Zone </text:span><text:span text:style-name="T7">:</text:span><text:span text:style-name="T7"><text:tab/></text:span><text:span text:style-name="T7"><text:tab/></text:span><text:span text:style-name="T11">user-defined</text:span></text:p>
            <text:p text:style-name="P11"><text:span text:style-name="T8">Projection </text:span><text:span text:style-name="T7">: </text:span><text:span text:style-name="T7"><text:tab/></text:span><text:span text:style-name="T7">longlat</text:span></text:p>
            <text:p text:style-name="P11"><text:span text:style-name="T8">Resolution </text:span><text:span text:style-name="T7">: </text:span><text:span text:style-name="T7"><text:tab/></text:span><text:span text:style-name="T7">0.00833333</text:span></text:p>
          </draw:text-box>
        </draw:frame>
        <draw:frame draw:style-name="gr14" draw:text-style-name="P10" xml:id="id15" draw:id="id15" draw:layer="layout" svg:width="5.51cm" svg:height="2.49cm" svg:x="17.6cm" svg:y="16.1cm">
          <draw:text-box>
            <text:p text:style-name="P11"><text:span text:style-name="T8">Source </text:span><text:span text:style-name="T7">: </text:span><text:span text:style-name="T7"><text:tab/></text:span><text:span text:style-name="T7">GMTED2010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7">DEM </text:span></text:p>
            <text:p text:style-name="P11"><text:span text:style-name="T12">Zone </text:span><text:span text:style-name="T13">:</text:span><text:span text:style-name="T13"><text:tab/></text:span><text:span text:style-name="T13"><text:tab/></text:span><text:span text:style-name="T13">user-defined</text:span></text:p>
            <text:p text:style-name="P11"><text:span text:style-name="T8">Projection </text:span><text:span text:style-name="T7">: </text:span><text:span text:style-name="T7"><text:tab/></text:span><text:span text:style-name="T11">mercator</text:span></text:p>
            <text:p text:style-name="P11"><text:span text:style-name="T8">Resolution </text:span><text:span text:style-name="T7">: </text:span><text:span text:style-name="T7"><text:tab/></text:span><text:span text:style-name="T11">1000</text:span></text:p>
          </draw:text-box>
        </draw:frame>
        <draw:frame draw:style-name="gr14" draw:text-style-name="P10" xml:id="id16" draw:id="id16" draw:layer="layout" svg:width="5.51cm" svg:height="2.49cm" svg:x="17.6cm" svg:y="23.9cm">
          <draw:text-box>
            <text:p text:style-name="P11"><text:span text:style-name="T8">Source </text:span><text:span text:style-name="T7">: </text:span><text:span text:style-name="T7"><text:tab/></text:span><text:span text:style-name="T7">GMTED2010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7">DEM </text:span></text:p>
            <text:p text:style-name="P11"><text:span text:style-name="T12">Zone </text:span><text:span text:style-name="T13">:</text:span><text:span text:style-name="T13"><text:tab/></text:span><text:span text:style-name="T13"><text:tab/></text:span><text:span text:style-name="T13">user-defined</text:span></text:p>
            <text:p text:style-name="P11"><text:span text:style-name="T8">Projection </text:span><text:span text:style-name="T7">: </text:span><text:span text:style-name="T7"><text:tab/></text:span><text:span text:style-name="T13">mercator</text:span></text:p>
            <text:p text:style-name="P11"><text:span text:style-name="T8">Resolution </text:span><text:span text:style-name="T7">: </text:span><text:span text:style-name="T7"><text:tab/></text:span><text:span text:style-name="T11">user-defined</text:span></text:p>
          </draw:text-box>
        </draw:frame>
        <draw:frame draw:style-name="gr14" draw:text-style-name="P10" xml:id="id13" draw:id="id13" draw:layer="layout" svg:width="5.5cm" svg:height="2.49cm" svg:x="3.4cm" svg:y="20.1cm">
          <draw:text-box>
            <text:p text:style-name="P11"><text:span text:style-name="T8">So</text:span><text:span text:style-name="T8">ur</text:span><text:span text:style-name="T8">ce</text:span><text:span text:style-name="T8"> </text:span><text:span text:style-name="T7">: </text:span><text:span text:style-name="T7"><text:tab/></text:span><text:span text:style-name="T7">C</text:span><text:span text:style-name="T7">H</text:span><text:span text:style-name="T7">EL</text:span><text:span text:style-name="T7">S</text:span><text:span text:style-name="T7">A</text:span></text:p>
            <text:p text:style-name="P11"><text:span text:style-name="T8">Ty</text:span><text:span text:style-name="T8">pe</text:span><text:span text:style-name="T8"> </text:span><text:span text:style-name="T7">: </text:span><text:span text:style-name="T7"><text:tab/></text:span><text:span text:style-name="T7"><text:tab/></text:span><text:span text:style-name="T11">te</text:span><text:span text:style-name="T11">m</text:span><text:span text:style-name="T11">pe</text:span><text:span text:style-name="T11">ra</text:span><text:span text:style-name="T11">tu</text:span><text:span text:style-name="T11">re</text:span><text:span text:style-name="T7"> </text:span></text:p>
            <text:p text:style-name="P11"><text:span text:style-name="T12">Zo</text:span><text:span text:style-name="T12">ne</text:span><text:span text:style-name="T12"> </text:span><text:span text:style-name="T13">:</text:span><text:span text:style-name="T13"><text:tab/></text:span><text:span text:style-name="T13"><text:tab/></text:span><text:span text:style-name="T13">us</text:span><text:span text:style-name="T13">er-</text:span><text:span text:style-name="T13">de</text:span><text:span text:style-name="T13">fin</text:span><text:span text:style-name="T13">ed</text:span></text:p>
            <text:p text:style-name="P11"><text:span text:style-name="T8">Pr</text:span><text:span text:style-name="T8">oj</text:span><text:span text:style-name="T8">ec</text:span><text:span text:style-name="T8">tio</text:span><text:span text:style-name="T8">n </text:span><text:span text:style-name="T7">: </text:span><text:span text:style-name="T7"><text:tab/></text:span><text:span text:style-name="T13">m</text:span><text:span text:style-name="T13">er</text:span><text:span text:style-name="T13">ca</text:span><text:span text:style-name="T13">tor</text:span></text:p>
            <text:p text:style-name="P11"><text:span text:style-name="T8">Re</text:span><text:span text:style-name="T8">so</text:span><text:span text:style-name="T8">luti</text:span><text:span text:style-name="T8">on</text:span><text:span text:style-name="T8"> </text:span><text:span text:style-name="T7">: </text:span><text:span text:style-name="T7"><text:tab/></text:span><text:span text:style-name="T13">10</text:span><text:span text:style-name="T13">00</text:span></text:p>
          </draw:text-box>
        </draw:frame>
        <draw:connector draw:style-name="gr4" draw:text-style-name="P2" draw:layer="layout" svg:x1="6.151cm" svg:y1="14.989cm" svg:x2="6.151cm" svg:y2="16.099cm" draw:start-shape="id21" draw:start-glue-point="2" draw:end-shape="id22" draw:end-glue-point="0" svg:d="M6151 14989v1110" svg:viewBox="0 0 1 1111">
          <text:p/>
        </draw:connector>
        <draw:connector draw:style-name="gr4" draw:text-style-name="P2" draw:layer="layout" svg:x1="6.156cm" svg:y1="7.189cm" svg:x2="6.151cm" svg:y2="12.499cm" draw:start-shape="id23" draw:start-glue-point="2" draw:end-shape="id21" draw:end-glue-point="0" svg:d="M6156 7189v2655h-5v2655" svg:viewBox="0 0 6 5311">
          <text:p/>
        </draw:connector>
        <draw:connector draw:style-name="gr4" draw:text-style-name="P2" draw:layer="layout" svg:x1="27.656cm" svg:y1="7.189cm" svg:x2="27.656cm" svg:y2="12.499cm" draw:start-shape="id24" draw:start-glue-point="2" draw:end-shape="id25" draw:end-glue-point="0" svg:d="M27656 7189v5310" svg:viewBox="0 0 1 5311">
          <text:p/>
        </draw:connector>
        <draw:connector draw:style-name="gr4" draw:text-style-name="P2" draw:layer="layout" svg:x1="27.656cm" svg:y1="14.989cm" svg:x2="27.656cm" svg:y2="16.099cm" draw:start-shape="id25" draw:start-glue-point="2" draw:end-shape="id11" draw:end-glue-point="0" svg:d="M27656 14989v1110" svg:viewBox="0 0 1 1111">
          <text:p/>
        </draw:connector>
        <draw:connector draw:style-name="gr5" draw:text-style-name="P3" draw:layer="layout" svg:x1="17.7cm" svg:y1="2.137cm" svg:x2="23.1cm" svg:y2="2.137cm" svg:d="M17700 2137h-500v1663h6400v-1663h-500" svg:viewBox="0 0 6401 1664">
          <text:p/>
        </draw:connector>
        <draw:connector draw:style-name="gr4" draw:text-style-name="P2" draw:layer="layout" svg:x1="20.355cm" svg:y1="14.99cm" svg:x2="20.355cm" svg:y2="16.1cm" draw:start-shape="id26" draw:start-glue-point="2" draw:end-shape="id15" draw:end-glue-point="0" svg:d="M20355 14990v1110" svg:viewBox="0 0 1 1111">
          <text:p/>
        </draw:connector>
        <draw:connector draw:style-name="gr4" draw:text-style-name="P2" draw:layer="layout" svg:x1="20.355cm" svg:y1="7.19cm" svg:x2="20.355cm" svg:y2="12.5cm" draw:start-shape="id27" draw:start-glue-point="2" draw:end-shape="id26" draw:end-glue-point="0" svg:d="M20355 7190v5310" svg:viewBox="0 0 1 5311">
          <text:p/>
        </draw:connector>
        <draw:connector draw:style-name="gr4" draw:text-style-name="P2" draw:layer="layout" svg:x1="38.555cm" svg:y1="7.19cm" svg:x2="38.555cm" svg:y2="8.7cm" draw:start-shape="id28" draw:start-glue-point="2" draw:end-shape="id29" draw:end-glue-point="0" svg:d="M38555 7190v1510" svg:viewBox="0 0 1 1511">
          <text:p/>
        </draw:connector>
        <draw:frame draw:style-name="gr22" draw:text-style-name="P12" draw:layer="layout" svg:width="3.828cm" svg:height="0.92cm" svg:x="38.472cm" svg:y="7.569cm">
          <draw:text-box>
            <text:p><text:span text:style-name="T9">R</text:span><text:span text:style-name="T9">E</text:span><text:span text:style-name="T9">P</text:span><text:span text:style-name="T9">R</text:span><text:span text:style-name="T9">O</text:span><text:span text:style-name="T9">J</text:span><text:span text:style-name="T9">E</text:span><text:span text:style-name="T9">C</text:span><text:span text:style-name="T9">T</text:span><text:span text:style-name="T9">.</text:span><text:span text:style-name="T9">.</text:span><text:span text:style-name="T9">.</text:span></text:p>
          </draw:text-box>
        </draw:frame>
        <draw:connector draw:style-name="gr23" draw:text-style-name="P2" draw:layer="layout" svg:x1="38.555cm" svg:y1="11.19cm" svg:x2="38.55cm" svg:y2="23.9cm" draw:start-shape="id29" draw:start-glue-point="2" draw:end-shape="id30" draw:end-glue-point="0" svg:d="M38555 11190v6355h-5v6355" svg:viewBox="0 0 6 12711">
          <text:p/>
        </draw:connector>
        <draw:connector draw:style-name="gr4" draw:text-style-name="P2" draw:layer="layout" svg:x1="38.55cm" svg:y1="26.39cm" svg:x2="38.55cm" svg:y2="28.1cm" draw:start-shape="id30" draw:start-glue-point="2" draw:end-shape="id31" draw:end-glue-point="0" svg:d="M38550 26390v1710" svg:viewBox="0 0 1 1711">
          <text:p/>
        </draw:connector>
        <draw:connector draw:style-name="gr4" draw:text-style-name="P2" draw:layer="layout" svg:x1="38.55cm" svg:y1="31.6cm" svg:x2="38.55cm" svg:y2="32.4cm" draw:start-shape="id32" draw:start-glue-point="6" draw:end-shape="id33" draw:end-glue-point="0" svg:d="M38550 31600v800" svg:viewBox="0 0 1 801">
          <text:p/>
        </draw:connector>
        <draw:connector draw:style-name="gr4" draw:text-style-name="P2" draw:layer="layout" svg:x1="45.35cm" svg:y1="26.39cm" svg:x2="45.35cm" svg:y2="28.1cm" draw:start-shape="id34" draw:start-glue-point="2" draw:end-shape="id35" svg:d="M45350 26390v1710" svg:viewBox="0 0 1 1711">
          <text:p/>
        </draw:connector>
        <draw:connector draw:style-name="gr4" draw:text-style-name="P2" draw:layer="layout" svg:x1="45.35cm" svg:y1="31.601cm" svg:x2="45.35cm" svg:y2="32.4cm" draw:start-shape="id36" draw:start-glue-point="6" draw:end-shape="id37" draw:end-glue-point="0" svg:d="M45350 31601v799" svg:viewBox="0 0 1 800">
          <text:p/>
        </draw:connector>
        <draw:connector draw:style-name="gr23" draw:text-style-name="P2" draw:layer="layout" svg:x1="38.55cm" svg:y1="34.89cm" svg:x2="41.95cm" svg:y2="37.2cm" draw:start-shape="id33" draw:start-glue-point="2" draw:end-shape="id38" draw:end-glue-point="0" svg:d="M38550 34890v1155h3400v1155" svg:viewBox="0 0 3401 2311">
          <text:p/>
        </draw:connector>
        <draw:connector draw:style-name="gr5" draw:text-style-name="P3" draw:layer="layout" svg:x1="45.35cm" svg:y1="34.89cm" svg:x2="41.95cm" svg:y2="37.2cm" draw:start-shape="id37" draw:end-shape="id38" draw:end-glue-point="0" svg:d="M45350 34890v1155h-3400v1155" svg:viewBox="0 0 3401 2311">
          <text:p/>
        </draw:connector>
        <draw:connector draw:style-name="gr23" draw:text-style-name="P2" draw:layer="layout" svg:x1="50.452cm" svg:y1="9.945cm" svg:x2="55.255cm" svg:y2="20.1cm" draw:start-shape="id39" draw:start-glue-point="0" draw:end-shape="id40" draw:end-glue-point="0" svg:d="M50452 9945h4803v10155" svg:viewBox="0 0 4804 10156">
          <text:p/>
        </draw:connector>
        <draw:connector draw:style-name="gr23" draw:text-style-name="P2" xml:id="id56" draw:id="id56" draw:layer="layout" svg:x1="41.31cm" svg:y1="9.945cm" svg:x2="45.35cm" svg:y2="20.1cm" draw:start-shape="id29" draw:start-glue-point="1" draw:end-shape="id41" draw:end-glue-point="0" svg:d="M41310 9945h4040v10155" svg:viewBox="0 0 4041 10156">
          <text:p/>
        </draw:connector>
        <draw:connector draw:style-name="gr4" draw:text-style-name="P2" draw:layer="layout" svg:x1="45.35cm" svg:y1="22.59cm" svg:x2="45.35cm" svg:y2="23.9cm" draw:start-shape="id41" draw:start-glue-point="2" draw:end-shape="id34" draw:end-glue-point="0" svg:d="M45350 22590v1310" svg:viewBox="0 0 1 1311">
          <text:p/>
        </draw:connector>
        <draw:custom-shape draw:style-name="gr12" draw:text-style-name="P8" xml:id="id32" draw:id="id32" draw:layer="layout" svg:width="0.4cm" svg:height="0.4cm" svg:x="38.35cm" svg:y="31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3" xml:id="id42" draw:id="id42" draw:layer="layout" svg:x1="38.55cm" svg:y1="31.2cm" svg:x2="38.55cm" svg:y2="31.2cm" draw:start-shape="id32" draw:start-glue-point="4" draw:end-shape="id32" draw:end-glue-point="4" svg:d="M38550 31200z" svg:viewBox="0 0 1 1">
          <text:p/>
        </draw:connector>
        <draw:connector draw:style-name="gr24" draw:text-style-name="P3" draw:layer="layout" svg:x1="38.55cm" svg:y1="31.2cm" svg:x2="38.55cm" svg:y2="31.2cm" draw:start-shape="id42" draw:start-glue-point="0" draw:end-shape="id42" draw:end-glue-point="0" svg:d="M38550 31200z" svg:viewBox="0 0 1 1">
          <text:p/>
        </draw:connector>
        <draw:frame draw:style-name="gr25" draw:text-style-name="P12" draw:layer="layout" svg:width="6.6cm" svg:height="1.573cm" draw:transform="rotate (1.5707963267949) translate (33.739cm 35.1cm)">
          <draw:text-box>
            <text:p><text:span text:style-name="T9">CORRECTION </text:span></text:p>
            <text:p><text:span text:style-name="T9">by CLOUDS...</text:span></text:p>
          </draw:text-box>
        </draw:frame>
        <draw:custom-shape draw:style-name="gr12" draw:text-style-name="P8" xml:id="id36" draw:id="id36" draw:layer="layout" svg:width="0.4cm" svg:height="0.4cm" svg:x="45.15cm" svg:y="31.2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45.35cm" svg:y1="31.201cm" svg:x2="45.35cm" svg:y2="30.59cm" draw:start-shape="id36" draw:start-glue-point="4" draw:end-shape="id35" draw:end-glue-point="2" svg:d="M45350 31201v-611" svg:viewBox="0 0 1 612">
          <text:p/>
        </draw:connector>
        <draw:connector draw:style-name="gr5" draw:text-style-name="P3" draw:layer="layout" svg:x1="38.75cm" svg:y1="31.4cm" svg:x2="45.15cm" svg:y2="31.401cm" draw:start-shape="id32" draw:start-glue-point="7" draw:end-shape="id36" draw:end-glue-point="5" svg:d="M38750 31400h3201v1h3199" svg:viewBox="0 0 6401 2">
          <text:p/>
        </draw:connector>
        <draw:frame draw:style-name="gr22" draw:text-style-name="P12" draw:layer="layout" svg:width="3.828cm" svg:height="0.92cm" svg:x="45.372cm" svg:y="19.1cm">
          <draw:text-box>
            <text:p><text:span text:style-name="T9">CREATE...</text:span></text:p>
          </draw:text-box>
        </draw:frame>
        <draw:frame draw:style-name="gr22" draw:text-style-name="P12" draw:layer="layout" svg:width="3.828cm" svg:height="0.92cm" svg:x="45.372cm" svg:y="26.8cm">
          <draw:text-box>
            <text:p><text:span text:style-name="T9">LIGHTING...</text:span></text:p>
          </draw:text-box>
        </draw:frame>
        <draw:frame draw:style-name="gr22" draw:text-style-name="P12" draw:layer="layout" svg:width="3.828cm" svg:height="0.92cm" svg:x="38.55cm" svg:y="26.8cm">
          <draw:text-box>
            <text:p><text:span text:style-name="T9">L</text:span><text:span text:style-name="T9">I</text:span><text:span text:style-name="T9">G</text:span><text:span text:style-name="T9">H</text:span><text:span text:style-name="T9">T</text:span><text:span text:style-name="T9">I</text:span><text:span text:style-name="T9">N</text:span><text:span text:style-name="T9">G</text:span><text:span text:style-name="T9">.</text:span><text:span text:style-name="T9">.</text:span><text:span text:style-name="T9">.</text:span></text:p>
          </draw:text-box>
        </draw:frame>
        <draw:frame draw:style-name="gr22" draw:text-style-name="P12" draw:layer="layout" svg:width="3.828cm" svg:height="0.92cm" svg:x="40.372cm" svg:y="35.09cm">
          <draw:text-box>
            <text:p><text:span text:style-name="T9">Q</text:span><text:span text:style-name="T9">U</text:span><text:span text:style-name="T9">O</text:span><text:span text:style-name="T9">T</text:span><text:span text:style-name="T9">I</text:span><text:span text:style-name="T9">E</text:span><text:span text:style-name="T9">N</text:span><text:span text:style-name="T9">T</text:span><text:span text:style-name="T9">.</text:span><text:span text:style-name="T9">.</text:span><text:span text:style-name="T9">.</text:span></text:p>
          </draw:text-box>
        </draw:frame>
        <draw:frame draw:style-name="gr22" draw:text-style-name="P12" draw:layer="layout" svg:width="3.828cm" svg:height="0.92cm" svg:x="45.372cm" svg:y="22.9cm">
          <draw:text-box>
            <text:p><text:span text:style-name="T9">S</text:span><text:span text:style-name="T9">V</text:span><text:span text:style-name="T9">F</text:span><text:span text:style-name="T9">.</text:span><text:span text:style-name="T9">.</text:span><text:span text:style-name="T9">.</text:span></text:p>
          </draw:text-box>
        </draw:frame>
        <draw:frame draw:style-name="gr22" draw:text-style-name="P12" draw:layer="layout" svg:width="3.828cm" svg:height="0.92cm" svg:x="38.572cm" svg:y="22.8cm">
          <draw:text-box>
            <text:p><text:span text:style-name="T9">SVF...</text:span></text:p>
          </draw:text-box>
        </draw:frame>
        <draw:frame draw:style-name="gr21" draw:text-style-name="P13" xml:id="id43" draw:id="id43" draw:layer="layout" svg:width="5.4cm" svg:height="2.325cm" svg:x="52.5cm" svg:y="6.6cm">
          <draw:text-box>
            <text:p text:style-name="P3"><text:span text:style-name="T10">Leaf Area </text:span><text:span text:style-name="T10">Index</text:span></text:p>
          </draw:text-box>
        </draw:frame>
        <draw:connector draw:style-name="gr5" draw:text-style-name="P3" draw:layer="layout" svg:x1="52.5cm" svg:y1="7.762cm" svg:x2="57.9cm" svg:y2="7.762cm" draw:start-shape="id43" draw:start-glue-point="3" draw:end-shape="id43" draw:end-glue-point="1" svg:d="M52500 7762h-500v1663h6400v-1663h-500" svg:viewBox="0 0 6401 1664">
          <text:p/>
        </draw:connector>
        <draw:frame draw:style-name="gr14" draw:text-style-name="P10" xml:id="id28" draw:id="id28" draw:layer="layout" svg:width="5.51cm" svg:height="2.49cm" svg:x="35.8cm" svg:y="4.7cm">
          <draw:text-box>
            <text:p text:style-name="P11"><text:span text:style-name="T7"><text:s/>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7">DEM </text:span></text:p>
            <text:p text:style-name="P11"><text:span text:style-name="T8">Zone </text:span><text:span text:style-name="T7">:</text:span><text:span text:style-name="T7"><text:tab/></text:span><text:span text:style-name="T7"><text:tab/></text:span><text:span text:style-name="T7">user-defined</text:span></text:p>
            <text:p text:style-name="P11"><text:span text:style-name="T8">Projection </text:span><text:span text:style-name="T7">: </text:span><text:span text:style-name="T7"><text:tab/></text:span><text:span text:style-name="T7">user-defined</text:span></text:p>
            <text:p text:style-name="P11"><text:span text:style-name="T8">Resolution </text:span><text:span text:style-name="T7">: </text:span><text:span text:style-name="T7"><text:tab/></text:span><text:span text:style-name="T7">user-defined</text:span></text:p>
          </draw:text-box>
        </draw:frame>
        <draw:frame draw:style-name="gr14" draw:text-style-name="P10" xml:id="id29" draw:id="id29" draw:layer="layout" svg:width="5.51cm" svg:height="2.49cm" svg:x="35.8cm" svg:y="8.7cm">
          <draw:text-box>
            <text:p text:style-name="P11"><text:span text:style-name="T7"><text:s/></text:span></text:p>
            <text:p text:style-name="P11"><text:span text:style-name="T8">Ty</text:span><text:span text:style-name="T8">pe</text:span><text:span text:style-name="T8"> </text:span><text:span text:style-name="T7">: </text:span><text:span text:style-name="T7"><text:tab/></text:span><text:span text:style-name="T7"><text:tab/></text:span><text:span text:style-name="T7">D</text:span><text:span text:style-name="T7">E</text:span><text:span text:style-name="T7">M </text:span></text:p>
            <text:p text:style-name="P11"><text:span text:style-name="T8">Zo</text:span><text:span text:style-name="T8">ne</text:span><text:span text:style-name="T8"> </text:span><text:span text:style-name="T7">:</text:span><text:span text:style-name="T7"><text:tab/></text:span><text:span text:style-name="T7"><text:tab/></text:span><text:span text:style-name="T7">us</text:span><text:span text:style-name="T7">er-</text:span><text:span text:style-name="T7">de</text:span><text:span text:style-name="T7">fin</text:span><text:span text:style-name="T7">ed</text:span></text:p>
            <text:p text:style-name="P11"><text:span text:style-name="T8">Pr</text:span><text:span text:style-name="T8">oj</text:span><text:span text:style-name="T8">ec</text:span><text:span text:style-name="T8">tio</text:span><text:span text:style-name="T8">n </text:span><text:span text:style-name="T7">: </text:span><text:span text:style-name="T7"><text:tab/></text:span><text:span text:style-name="T11">m</text:span><text:span text:style-name="T11">er</text:span><text:span text:style-name="T11">ca</text:span><text:span text:style-name="T11">to</text:span><text:span text:style-name="T11">r</text:span></text:p>
            <text:p text:style-name="P11"><text:span text:style-name="T8">Re</text:span><text:span text:style-name="T8">so</text:span><text:span text:style-name="T8">luti</text:span><text:span text:style-name="T8">on</text:span><text:span text:style-name="T8"> </text:span><text:span text:style-name="T7">: </text:span><text:span text:style-name="T7"><text:tab/></text:span><text:span text:style-name="T7">us</text:span><text:span text:style-name="T7">er-</text:span><text:span text:style-name="T7">de</text:span><text:span text:style-name="T7">fin</text:span><text:span text:style-name="T7">ed</text:span></text:p>
          </draw:text-box>
        </draw:frame>
        <draw:frame draw:style-name="gr14" draw:text-style-name="P10" xml:id="id41" draw:id="id41" draw:layer="layout" svg:width="6.1cm" svg:height="2.49cm" svg:x="42.3cm" svg:y="20.1cm">
          <draw:text-box>
            <text:p text:style-name="P11"><text:span text:style-name="T7"><text:s/>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11">DEM-Flat = 1</text:span></text:p>
            <text:p text:style-name="P11"><text:span text:style-name="T8">Zone </text:span><text:span text:style-name="T7">:</text:span><text:span text:style-name="T7"><text:tab/></text:span><text:span text:style-name="T7"><text:tab/></text:span><text:span text:style-name="T7">user-defined</text:span></text:p>
            <text:p text:style-name="P11"><text:span text:style-name="T8">Projection </text:span><text:span text:style-name="T7">: </text:span><text:span text:style-name="T7"><text:tab/></text:span><text:span text:style-name="T13">mercator</text:span></text:p>
            <text:p text:style-name="P11"><text:span text:style-name="T8">Resolution </text:span><text:span text:style-name="T7">: </text:span><text:span text:style-name="T7"><text:tab/></text:span><text:span text:style-name="T7">user-defined</text:span></text:p>
          </draw:text-box>
        </draw:frame>
        <draw:frame draw:style-name="gr14" draw:text-style-name="P10" xml:id="id40" draw:id="id40" draw:layer="layout" svg:width="5.51cm" svg:height="2.49cm" svg:x="52.5cm" svg:y="20.1cm">
          <draw:text-box>
            <text:p text:style-name="P11"><text:span text:style-name="T7"><text:s/></text:span></text:p>
            <text:p text:style-name="P11"><text:span text:style-name="T8">Ty</text:span><text:span text:style-name="T8">pe</text:span><text:span text:style-name="T8"> </text:span><text:span text:style-name="T7">: </text:span><text:span text:style-name="T7"><text:tab/></text:span><text:span text:style-name="T7"><text:tab/></text:span><text:span text:style-name="T11">L</text:span><text:span text:style-name="T11">AI </text:span><text:span text:style-name="T11">= </text:span><text:span text:style-name="T11">0.</text:span><text:span text:style-name="T11">01</text:span></text:p>
            <text:p text:style-name="P11"><text:span text:style-name="T8">Zo</text:span><text:span text:style-name="T8">ne</text:span><text:span text:style-name="T8"> </text:span><text:span text:style-name="T7">:</text:span><text:span text:style-name="T7"><text:tab/></text:span><text:span text:style-name="T7"><text:tab/></text:span><text:span text:style-name="T7">us</text:span><text:span text:style-name="T7">er-</text:span><text:span text:style-name="T7">de</text:span><text:span text:style-name="T7">fin</text:span><text:span text:style-name="T7">ed</text:span></text:p>
            <text:p text:style-name="P11"><text:span text:style-name="T8">Pr</text:span><text:span text:style-name="T8">oj</text:span><text:span text:style-name="T8">ec</text:span><text:span text:style-name="T8">tio</text:span><text:span text:style-name="T8">n </text:span><text:span text:style-name="T7">: </text:span><text:span text:style-name="T7"><text:tab/></text:span><text:span text:style-name="T13">m</text:span><text:span text:style-name="T13">er</text:span><text:span text:style-name="T13">ca</text:span><text:span text:style-name="T13">tor</text:span></text:p>
            <text:p text:style-name="P11"><text:span text:style-name="T8">Re</text:span><text:span text:style-name="T8">so</text:span><text:span text:style-name="T8">luti</text:span><text:span text:style-name="T8">on</text:span><text:span text:style-name="T8"> </text:span><text:span text:style-name="T7">: </text:span><text:span text:style-name="T7"><text:tab/></text:span><text:span text:style-name="T7">us</text:span><text:span text:style-name="T7">er-</text:span><text:span text:style-name="T7">de</text:span><text:span text:style-name="T7">fin</text:span><text:span text:style-name="T7">ed</text:span></text:p>
          </draw:text-box>
        </draw:frame>
        <draw:frame draw:style-name="gr14" draw:text-style-name="P10" xml:id="id34" draw:id="id34" draw:layer="layout" svg:width="6.1cm" svg:height="2.49cm" svg:x="42.3cm" svg:y="23.9cm">
          <draw:text-box>
            <text:p text:style-name="P11"><text:span text:style-name="T7"><text:s/>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11">Sky View Factor</text:span></text:p>
            <text:p text:style-name="P11"><text:span text:style-name="T8">Zone </text:span><text:span text:style-name="T7">:</text:span><text:span text:style-name="T7"><text:tab/></text:span><text:span text:style-name="T7"><text:tab/></text:span><text:span text:style-name="T7">user-defined</text:span></text:p>
            <text:p text:style-name="P11"><text:span text:style-name="T8">Projection </text:span><text:span text:style-name="T7">: </text:span><text:span text:style-name="T7"><text:tab/></text:span><text:span text:style-name="T13">mercator</text:span></text:p>
            <text:p text:style-name="P11"><text:span text:style-name="T8">Resolution </text:span><text:span text:style-name="T7">: </text:span><text:span text:style-name="T7"><text:tab/></text:span><text:span text:style-name="T7">user-defined</text:span></text:p>
          </draw:text-box>
        </draw:frame>
        <draw:frame draw:style-name="gr14" draw:text-style-name="P10" xml:id="id30" draw:id="id30" draw:layer="layout" svg:width="6.1cm" svg:height="2.49cm" svg:x="35.5cm" svg:y="23.9cm">
          <draw:text-box>
            <text:p text:style-name="P11"><text:span text:style-name="T7"><text:s/>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11">Sky </text:span><text:span text:style-name="T11">View Factor</text:span></text:p>
            <text:p text:style-name="P11"><text:span text:style-name="T8">Zone </text:span><text:span text:style-name="T7">:</text:span><text:span text:style-name="T7"><text:tab/></text:span><text:span text:style-name="T7"><text:tab/></text:span><text:span text:style-name="T7">user-defined</text:span></text:p>
            <text:p text:style-name="P11"><text:span text:style-name="T8">Projection </text:span><text:span text:style-name="T7">: </text:span><text:span text:style-name="T7"><text:tab/></text:span><text:span text:style-name="T13">mercator</text:span></text:p>
            <text:p text:style-name="P11"><text:span text:style-name="T8">Resolution </text:span><text:span text:style-name="T7">: </text:span><text:span text:style-name="T7"><text:tab/></text:span><text:span text:style-name="T7">user-defined</text:span></text:p>
          </draw:text-box>
        </draw:frame>
        <draw:frame draw:style-name="gr14" draw:text-style-name="P10" xml:id="id35" draw:id="id35" draw:layer="layout" svg:width="6.1cm" svg:height="2.49cm" svg:x="42.3cm" svg:y="28.1cm">
          <draw:text-box>
            <text:p text:style-name="P11"><text:span text:style-name="T7"><text:s/>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11">Solar radiation</text:span></text:p>
            <text:p text:style-name="P11"><text:span text:style-name="T8">Zone </text:span><text:span text:style-name="T7">:</text:span><text:span text:style-name="T7"><text:tab/></text:span><text:span text:style-name="T7"><text:tab/></text:span><text:span text:style-name="T7">user-defined</text:span></text:p>
            <text:p text:style-name="P11"><text:span text:style-name="T8">Projection </text:span><text:span text:style-name="T7">: </text:span><text:span text:style-name="T7"><text:tab/></text:span><text:span text:style-name="T13">mercator</text:span></text:p>
            <text:p text:style-name="P11"><text:span text:style-name="T8">Resolution </text:span><text:span text:style-name="T7">: </text:span><text:span text:style-name="T7"><text:tab/></text:span><text:span text:style-name="T7">user-defined</text:span></text:p>
          </draw:text-box>
        </draw:frame>
        <draw:frame draw:style-name="gr14" draw:text-style-name="P10" xml:id="id31" draw:id="id31" draw:layer="layout" svg:width="6.1cm" svg:height="2.49cm" svg:x="35.5cm" svg:y="28.1cm">
          <draw:text-box>
            <text:p text:style-name="P11"><text:span text:style-name="T7"><text:s/></text:span></text:p>
            <text:p text:style-name="P11"><text:span text:style-name="T8">Ty</text:span><text:span text:style-name="T8">pe</text:span><text:span text:style-name="T8"> </text:span><text:span text:style-name="T7">: </text:span><text:span text:style-name="T7"><text:tab/></text:span><text:span text:style-name="T7"><text:tab/></text:span><text:span text:style-name="T11">S</text:span><text:span text:style-name="T11">ol</text:span><text:span text:style-name="T11">ar </text:span><text:span text:style-name="T11">ra</text:span><text:span text:style-name="T11">di</text:span><text:span text:style-name="T11">ati</text:span><text:span text:style-name="T11">on</text:span></text:p>
            <text:p text:style-name="P11"><text:span text:style-name="T8">Zo</text:span><text:span text:style-name="T8">ne</text:span><text:span text:style-name="T8"> </text:span><text:span text:style-name="T7">:</text:span><text:span text:style-name="T7"><text:tab/></text:span><text:span text:style-name="T7"><text:tab/></text:span><text:span text:style-name="T7">us</text:span><text:span text:style-name="T7">er-</text:span><text:span text:style-name="T7">de</text:span><text:span text:style-name="T7">fin</text:span><text:span text:style-name="T7">ed</text:span></text:p>
            <text:p text:style-name="P11"><text:span text:style-name="T8">Pr</text:span><text:span text:style-name="T8">oj</text:span><text:span text:style-name="T8">ec</text:span><text:span text:style-name="T8">tio</text:span><text:span text:style-name="T8">n </text:span><text:span text:style-name="T7">: </text:span><text:span text:style-name="T7"><text:tab/></text:span><text:span text:style-name="T13">m</text:span><text:span text:style-name="T13">er</text:span><text:span text:style-name="T13">ca</text:span><text:span text:style-name="T13">tor</text:span></text:p>
            <text:p text:style-name="P11"><text:span text:style-name="T8">Re</text:span><text:span text:style-name="T8">so</text:span><text:span text:style-name="T8">luti</text:span><text:span text:style-name="T8">on</text:span><text:span text:style-name="T8"> </text:span><text:span text:style-name="T7">: </text:span><text:span text:style-name="T7"><text:tab/></text:span><text:span text:style-name="T7">us</text:span><text:span text:style-name="T7">er-</text:span><text:span text:style-name="T7">de</text:span><text:span text:style-name="T7">fin</text:span><text:span text:style-name="T7">ed</text:span></text:p>
          </draw:text-box>
        </draw:frame>
        <draw:frame draw:style-name="gr14" draw:text-style-name="P10" xml:id="id33" draw:id="id33" draw:layer="layout" svg:width="6.1cm" svg:height="2.49cm" svg:x="35.5cm" svg:y="32.4cm">
          <draw:text-box>
            <text:p text:style-name="P11"><text:span text:style-name="T7"><text:s/></text:span></text:p>
            <text:p text:style-name="P11"><text:span text:style-name="T8">Ty</text:span><text:span text:style-name="T8">pe</text:span><text:span text:style-name="T8"> </text:span><text:span text:style-name="T7">: </text:span><text:span text:style-name="T7"><text:tab/></text:span><text:span text:style-name="T7"><text:tab/></text:span><text:span text:style-name="T11">S</text:span><text:span text:style-name="T11">ol</text:span><text:span text:style-name="T11">ar </text:span><text:span text:style-name="T11">ra</text:span><text:span text:style-name="T11">di</text:span><text:span text:style-name="T11">ati</text:span><text:span text:style-name="T11">on</text:span></text:p>
            <text:p text:style-name="P11"><text:span text:style-name="T8">Zo</text:span><text:span text:style-name="T8">ne</text:span><text:span text:style-name="T8"> </text:span><text:span text:style-name="T7">:</text:span><text:span text:style-name="T7"><text:tab/></text:span><text:span text:style-name="T7"><text:tab/></text:span><text:span text:style-name="T7">us</text:span><text:span text:style-name="T7">er-</text:span><text:span text:style-name="T7">de</text:span><text:span text:style-name="T7">fin</text:span><text:span text:style-name="T7">ed</text:span></text:p>
            <text:p text:style-name="P11"><text:span text:style-name="T8">Pr</text:span><text:span text:style-name="T8">oj</text:span><text:span text:style-name="T8">ec</text:span><text:span text:style-name="T8">tio</text:span><text:span text:style-name="T8">n </text:span><text:span text:style-name="T7">: </text:span><text:span text:style-name="T7"><text:tab/></text:span><text:span text:style-name="T13">m</text:span><text:span text:style-name="T13">er</text:span><text:span text:style-name="T13">ca</text:span><text:span text:style-name="T13">tor</text:span></text:p>
            <text:p text:style-name="P11"><text:span text:style-name="T8">Re</text:span><text:span text:style-name="T8">so</text:span><text:span text:style-name="T8">luti</text:span><text:span text:style-name="T8">on</text:span><text:span text:style-name="T8"> </text:span><text:span text:style-name="T7">: </text:span><text:span text:style-name="T7"><text:tab/></text:span><text:span text:style-name="T7">us</text:span><text:span text:style-name="T7">er-</text:span><text:span text:style-name="T7">de</text:span><text:span text:style-name="T7">fin</text:span><text:span text:style-name="T7">ed</text:span></text:p>
          </draw:text-box>
        </draw:frame>
        <draw:frame draw:style-name="gr14" draw:text-style-name="P10" xml:id="id37" draw:id="id37" draw:layer="layout" svg:width="6.1cm" svg:height="2.49cm" svg:x="42.3cm" svg:y="32.4cm">
          <draw:text-box>
            <text:p text:style-name="P11"><text:span text:style-name="T7"><text:s/>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11">Solar </text:span><text:span text:style-name="T11">radiation</text:span></text:p>
            <text:p text:style-name="P11"><text:span text:style-name="T8">Zone </text:span><text:span text:style-name="T7">:</text:span><text:span text:style-name="T7"><text:tab/></text:span><text:span text:style-name="T7"><text:tab/></text:span><text:span text:style-name="T7">user-defined</text:span></text:p>
            <text:p text:style-name="P11"><text:span text:style-name="T8">Projection </text:span><text:span text:style-name="T7">: </text:span><text:span text:style-name="T7"><text:tab/></text:span><text:span text:style-name="T13">mercator</text:span></text:p>
            <text:p text:style-name="P11"><text:span text:style-name="T8">Resolution </text:span><text:span text:style-name="T7">: </text:span><text:span text:style-name="T7"><text:tab/></text:span><text:span text:style-name="T7">user-defined</text:span></text:p>
          </draw:text-box>
        </draw:frame>
        <draw:frame draw:style-name="gr14" draw:text-style-name="P10" xml:id="id38" draw:id="id38" draw:layer="layout" svg:width="6.1cm" svg:height="2.49cm" svg:x="38.9cm" svg:y="37.2cm">
          <draw:text-box>
            <text:p text:style-name="P11"><text:span text:style-name="T7"><text:s/>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11">Quotient</text:span></text:p>
            <text:p text:style-name="P11"><text:span text:style-name="T8">Zone </text:span><text:span text:style-name="T7">:</text:span><text:span text:style-name="T7"><text:tab/></text:span><text:span text:style-name="T7"><text:tab/></text:span><text:span text:style-name="T7">user-defined</text:span></text:p>
            <text:p text:style-name="P11"><text:span text:style-name="T8">Projection </text:span><text:span text:style-name="T7">: </text:span><text:span text:style-name="T7"><text:tab/></text:span><text:span text:style-name="T13">mercator</text:span></text:p>
            <text:p text:style-name="P11"><text:span text:style-name="T8">Resolution </text:span><text:span text:style-name="T7">: </text:span><text:span text:style-name="T7"><text:tab/></text:span><text:span text:style-name="T7">user-defined</text:span></text:p>
          </draw:text-box>
        </draw:frame>
        <draw:frame draw:style-name="gr21" draw:text-style-name="P13" xml:id="id44" draw:id="id44" draw:layer="layout" svg:width="5.4cm" svg:height="2.325cm" svg:x="36.1cm" svg:y="0.975cm">
          <draw:text-box>
            <text:p text:style-name="P3"><text:span text:style-name="T10">DEM &amp; Solar </text:span><text:span text:style-name="T10">radiation</text:span></text:p>
          </draw:text-box>
        </draw:frame>
        <draw:connector draw:style-name="gr5" draw:text-style-name="P3" draw:layer="layout" svg:x1="36.1cm" svg:y1="2.137cm" svg:x2="41.5cm" svg:y2="2.137cm" draw:start-shape="id44" draw:start-glue-point="3" draw:end-shape="id44" draw:end-glue-point="1" svg:d="M36100 2137h-500v1663h6400v-1663h-500" svg:viewBox="0 0 6401 1664">
          <text:p/>
        </draw:connector>
        <draw:connector draw:style-name="gr10" draw:text-style-name="P2" draw:layer="layout" draw:type="line" svg:x1="38.55cm" svg:y1="30.59cm" svg:x2="38.55cm" svg:y2="31.2cm" draw:start-shape="id31" draw:start-glue-point="2" draw:end-shape="id42" draw:end-glue-point="0" svg:d="M38550 30590v610" svg:viewBox="0 0 1 611">
          <text:p/>
        </draw:connector>
        <draw:frame draw:style-name="gr22" draw:text-style-name="P12" draw:layer="layout" svg:width="3.828cm" svg:height="0.92cm" svg:x="55.072cm" svg:y="19.1cm">
          <draw:text-box>
            <text:p><text:span text:style-name="T9">CREATE...</text:span></text:p>
          </draw:text-box>
        </draw:frame>
        <draw:frame draw:style-name="gr26" draw:text-style-name="P12" draw:layer="layout" svg:width="5.281cm" svg:height="1.093cm" svg:x="10.919cm" svg:y="7.304cm">
          <draw:text-box>
            <text:p><text:span text:style-name="T9">MEAN by <text:s/>LEVEL...</text:span></text:p>
          </draw:text-box>
        </draw:frame>
        <draw:connector draw:style-name="gr4" draw:text-style-name="P2" draw:layer="layout" svg:x1="13.255cm" svg:y1="18.594cm" svg:x2="13.255cm" svg:y2="20.104cm" draw:start-shape="id45" draw:start-glue-point="2" draw:end-shape="id46" draw:end-glue-point="0" svg:d="M13255 18594v1510" svg:viewBox="0 0 1 1511">
          <text:p/>
        </draw:connector>
        <draw:connector draw:style-name="gr4" draw:text-style-name="P2" draw:layer="layout" svg:x1="13.255cm" svg:y1="22.594cm" svg:x2="13.255cm" svg:y2="23.904cm" draw:start-shape="id46" draw:start-glue-point="2" draw:end-shape="id47" draw:end-glue-point="0" svg:d="M13255 22594v1310" svg:viewBox="0 0 1 1311">
          <text:p/>
        </draw:connector>
        <draw:frame draw:style-name="gr25" draw:text-style-name="P12" draw:layer="layout" svg:width="4.047cm" svg:height="0.961cm" svg:x="13.26cm" svg:y="18.804cm">
          <draw:text-box>
            <text:p><text:span text:style-name="T9">REGRESSION...</text:span></text:p>
          </draw:text-box>
        </draw:frame>
        <draw:frame draw:style-name="gr14" draw:text-style-name="P10" xml:id="id50" draw:id="id50" draw:layer="layout" svg:width="5.51cm" svg:height="2.49cm" svg:x="10.5cm" svg:y="4.704cm">
          <draw:text-box>
            <text:p text:style-name="P11"><text:span text:style-name="T8">Source </text:span><text:span text:style-name="T7">: </text:span><text:span text:style-name="T7"><text:tab/></text:span><text:span text:style-name="T7">ERA5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7">temperature </text:span></text:p>
            <text:p text:style-name="P11"><text:span text:style-name="T8">Zone </text:span><text:span text:style-name="T7">:</text:span><text:span text:style-name="T7"><text:tab/></text:span><text:span text:style-name="T7"><text:tab/></text:span><text:span text:style-name="T7">world</text:span></text:p>
            <text:p text:style-name="P11"><text:span text:style-name="T8">Projection </text:span><text:span text:style-name="T7">: </text:span><text:span text:style-name="T7"><text:tab/></text:span><text:span text:style-name="T7">longlat</text:span></text:p>
            <text:p text:style-name="P11"><text:span text:style-name="T8">Resolution </text:span><text:span text:style-name="T7">: </text:span><text:span text:style-name="T7"><text:tab/></text:span><text:span text:style-name="T7">0.25</text:span></text:p>
          </draw:text-box>
        </draw:frame>
        <draw:frame draw:style-name="gr14" draw:text-style-name="P10" xml:id="id49" draw:id="id49" draw:layer="layout" svg:width="5.51cm" svg:height="2.49cm" svg:x="10.5cm" svg:y="8.704cm">
          <draw:text-box>
            <text:p text:style-name="P11"><text:span text:style-name="T8">Source </text:span><text:span text:style-name="T7">: </text:span><text:span text:style-name="T7"><text:tab/></text:span><text:span text:style-name="T7">ERA5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11">temperature</text:span><text:span text:style-name="T7"> </text:span></text:p>
            <text:p text:style-name="P11"><text:span text:style-name="T8">Zone </text:span><text:span text:style-name="T7">:</text:span><text:span text:style-name="T7"><text:tab/></text:span><text:span text:style-name="T7"><text:tab/></text:span><text:span text:style-name="T7">world</text:span></text:p>
            <text:p text:style-name="P11"><text:span text:style-name="T8">Projection </text:span><text:span text:style-name="T7">: </text:span><text:span text:style-name="T7"><text:tab/></text:span><text:span text:style-name="T7">longlat</text:span></text:p>
            <text:p text:style-name="P11"><text:span text:style-name="T8">Resolution </text:span><text:span text:style-name="T7">: </text:span><text:span text:style-name="T7"><text:tab/></text:span><text:span text:style-name="T7">0.25</text:span></text:p>
          </draw:text-box>
        </draw:frame>
        <draw:frame draw:style-name="gr15" draw:text-style-name="P10" xml:id="id48" draw:id="id48" draw:layer="layout" svg:width="5.51cm" svg:height="2.49cm" svg:x="10.5cm" svg:y="12.504cm">
          <draw:text-box>
            <text:p text:style-name="P11"><text:span text:style-name="T8">Source </text:span><text:span text:style-name="T7">: </text:span><text:span text:style-name="T7"><text:tab/></text:span><text:span text:style-name="T7">ERA5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13">temperature</text:span><text:span text:style-name="T7"> </text:span></text:p>
            <text:p text:style-name="P11"><text:span text:style-name="T8">Zone </text:span><text:span text:style-name="T7">:</text:span><text:span text:style-name="T7"><text:tab/></text:span><text:span text:style-name="T7"><text:tab/></text:span><text:span text:style-name="T11">user-defined</text:span></text:p>
            <text:p text:style-name="P11"><text:span text:style-name="T8">Projection </text:span><text:span text:style-name="T7">: </text:span><text:span text:style-name="T7"><text:tab/></text:span><text:span text:style-name="T7">longlat</text:span></text:p>
            <text:p text:style-name="P11"><text:span text:style-name="T8">Resolution </text:span><text:span text:style-name="T7">: </text:span><text:span text:style-name="T7"><text:tab/></text:span><text:span text:style-name="T7">0.25</text:span></text:p>
          </draw:text-box>
        </draw:frame>
        <draw:frame draw:style-name="gr14" draw:text-style-name="P10" xml:id="id45" draw:id="id45" draw:layer="layout" svg:width="5.51cm" svg:height="2.49cm" svg:x="10.5cm" svg:y="16.104cm">
          <draw:text-box>
            <text:p text:style-name="P11"><text:span text:style-name="T8">Source </text:span><text:span text:style-name="T7">: </text:span><text:span text:style-name="T7"><text:tab/></text:span><text:span text:style-name="T7">ERA5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13">temperature</text:span><text:span text:style-name="T7"> </text:span></text:p>
            <text:p text:style-name="P11"><text:span text:style-name="T12">Zone </text:span><text:span text:style-name="T13">:</text:span><text:span text:style-name="T13"><text:tab/></text:span><text:span text:style-name="T13"><text:tab/></text:span><text:span text:style-name="T13">user-defined</text:span></text:p>
            <text:p text:style-name="P11"><text:span text:style-name="T8">Projection </text:span><text:span text:style-name="T7">: </text:span><text:span text:style-name="T7"><text:tab/></text:span><text:span text:style-name="T11">mercator</text:span></text:p>
            <text:p text:style-name="P11"><text:span text:style-name="T8">Resolution </text:span><text:span text:style-name="T7">: </text:span><text:span text:style-name="T7"><text:tab/></text:span><text:span text:style-name="T11">30000</text:span></text:p>
          </draw:text-box>
        </draw:frame>
        <draw:frame draw:style-name="gr14" draw:text-style-name="P10" xml:id="id46" draw:id="id46" draw:layer="layout" svg:width="5.51cm" svg:height="2.49cm" svg:x="10.5cm" svg:y="20.104cm">
          <draw:text-box>
            <text:p text:style-name="P11"><text:span text:style-name="T8">Source </text:span><text:span text:style-name="T7">: </text:span><text:span text:style-name="T7"><text:tab/></text:span><text:span text:style-name="T7">ERA5</text:span></text:p>
            <text:p text:style-name="P11"><text:span text:style-name="T8">Type </text:span><text:span text:style-name="T7">: </text:span><text:span text:style-name="T7"><text:tab/></text:span><text:span text:style-name="T7"><text:tab/></text:span><text:span text:style-name="T11">lapse-rate</text:span><text:span text:style-name="T7"> </text:span></text:p>
            <text:p text:style-name="P11"><text:span text:style-name="T12">Zone </text:span><text:span text:style-name="T13">:</text:span><text:span text:style-name="T13"><text:tab/></text:span><text:span text:style-name="T13"><text:tab/></text:span><text:span text:style-name="T13">user-defined</text:span></text:p>
            <text:p text:style-name="P11"><text:span text:style-name="T8">Projection </text:span><text:span text:style-name="T7">: </text:span><text:span text:style-name="T7"><text:tab/></text:span><text:span text:style-name="T13">mercator</text:span></text:p>
            <text:p text:style-name="P11"><text:span text:style-name="T8">Resolution </text:span><text:span text:style-name="T7">: </text:span><text:span text:style-name="T7"><text:tab/></text:span><text:span text:style-name="T13">30000</text:span></text:p>
          </draw:text-box>
        </draw:frame>
        <draw:frame draw:style-name="gr14" draw:text-style-name="P10" xml:id="id47" draw:id="id47" draw:layer="layout" svg:width="5.51cm" svg:height="2.49cm" svg:x="10.5cm" svg:y="23.904cm">
          <draw:text-box>
            <text:p text:style-name="P11"><text:span text:style-name="T8">Source </text:span><text:span text:style-name="T7">: </text:span><text:span text:style-name="T7"><text:tab/></text:span><text:span text:style-name="T7">ERA5</text:span></text:p>
            <text:p text:style-name="P11"><text:span text:style-name="T12">Type </text:span><text:span text:style-name="T13">: </text:span><text:span text:style-name="T13"><text:tab/></text:span><text:span text:style-name="T13"><text:tab/></text:span><text:span text:style-name="T13">lapse-rate </text:span></text:p>
            <text:p text:style-name="P11"><text:span text:style-name="T12">Zone </text:span><text:span text:style-name="T13">:</text:span><text:span text:style-name="T13"><text:tab/></text:span><text:span text:style-name="T13"><text:tab/></text:span><text:span text:style-name="T13">user-defined</text:span></text:p>
            <text:p text:style-name="P11"><text:span text:style-name="T8">Projection </text:span><text:span text:style-name="T7">: </text:span><text:span text:style-name="T7"><text:tab/></text:span><text:span text:style-name="T13">mercator</text:span></text:p>
            <text:p text:style-name="P11"><text:span text:style-name="T8">Resolution </text:span><text:span text:style-name="T7">: </text:span><text:span text:style-name="T7"><text:tab/></text:span><text:span text:style-name="T11">user-defined</text:span></text:p>
          </draw:text-box>
        </draw:frame>
        <draw:connector draw:style-name="gr4" draw:text-style-name="P2" draw:layer="layout" svg:x1="13.255cm" svg:y1="14.994cm" svg:x2="13.255cm" svg:y2="16.104cm" draw:start-shape="id48" draw:start-glue-point="2" draw:end-shape="id45" draw:end-glue-point="0" svg:d="M13255 14994v1110" svg:viewBox="0 0 1 1111">
          <text:p/>
        </draw:connector>
        <draw:connector draw:style-name="gr4" draw:text-style-name="P2" draw:layer="layout" svg:x1="13.255cm" svg:y1="11.194cm" svg:x2="13.255cm" svg:y2="12.504cm" draw:start-shape="id49" draw:start-glue-point="2" draw:end-shape="id48" draw:end-glue-point="0" svg:d="M13255 11194v1310" svg:viewBox="0 0 1 1311">
          <text:p/>
        </draw:connector>
        <draw:connector draw:style-name="gr4" draw:text-style-name="P2" draw:layer="layout" svg:x1="13.255cm" svg:y1="7.194cm" svg:x2="13.255cm" svg:y2="8.704cm" draw:start-shape="id50" draw:start-glue-point="2" draw:end-shape="id49" draw:end-glue-point="0" svg:d="M13255 7194v1510" svg:viewBox="0 0 1 1511">
          <text:p/>
        </draw:connector>
        <draw:frame draw:style-name="gr20" draw:text-style-name="P13" xml:id="id51" draw:id="id51" draw:layer="layout" svg:width="5.4cm" svg:height="1.288cm" svg:x="10.6cm" svg:y="1.5cm">
          <draw:text-box>
            <text:p text:style-name="P3"><text:span text:style-name="T10">L</text:span><text:span text:style-name="T10">a</text:span><text:span text:style-name="T10">p</text:span><text:span text:style-name="T10">s</text:span><text:span text:style-name="T10">e </text:span><text:span text:style-name="T10">r</text:span><text:span text:style-name="T10">a</text:span><text:span text:style-name="T10">t</text:span><text:span text:style-name="T10">e</text:span></text:p>
          </draw:text-box>
        </draw:frame>
        <draw:connector draw:style-name="gr5" draw:text-style-name="P3" draw:layer="layout" draw:line-skew="0cm 2.804cm" svg:x1="16cm" svg:y1="2.144cm" svg:x2="10.6cm" svg:y2="2.144cm" draw:start-shape="id51" draw:start-glue-point="1" draw:end-shape="id51" draw:end-glue-point="3" svg:d="M16000 2144h500v1660h-6400v-1660h500" svg:viewBox="0 0 6401 1661">
          <text:p/>
        </draw:connector>
        <draw:connector draw:style-name="gr5" draw:text-style-name="P3" draw:layer="layout" svg:x1="27.656cm" svg:y1="26.389cm" svg:x2="38.35cm" svg:y2="31.4cm" draw:start-shape="id12" draw:start-glue-point="2" draw:end-shape="id32" draw:end-glue-point="5" svg:d="M27656 26389v5011h10694" svg:viewBox="0 0 10695 5012">
          <text:p/>
        </draw:connector>
        <draw:connector draw:style-name="gr5" draw:text-style-name="P3" draw:layer="layout" svg:x1="13.255cm" svg:y1="26.394cm" svg:x2="13.25cm" svg:y2="40.5cm" draw:start-shape="id47" draw:start-glue-point="2" draw:end-shape="id52" draw:end-glue-point="4" svg:d="M13255 26394v7065h-5v7041" svg:viewBox="0 0 6 14107">
          <text:p/>
        </draw:connector>
        <draw:connector draw:style-name="gr5" draw:text-style-name="P3" draw:layer="layout" svg:x1="20.355cm" svg:y1="26.39cm" svg:x2="20.35cm" svg:y2="40.5cm" draw:start-shape="id16" draw:start-glue-point="2" draw:end-shape="id53" draw:end-glue-point="4" svg:d="M20355 26390v7067h-5v7043" svg:viewBox="0 0 6 14111">
          <text:p/>
        </draw:connector>
        <draw:connector draw:style-name="gr5" draw:text-style-name="P3" draw:layer="layout" svg:x1="41.751cm" svg:y1="40.701cm" svg:x2="20.55cm" svg:y2="40.7cm" draw:start-shape="id54" draw:start-glue-point="5" draw:end-shape="id53" draw:end-glue-point="7" svg:d="M41751 40701h-10600v-1h-10601" svg:viewBox="0 0 21202 2">
          <text:p/>
        </draw:connector>
        <draw:connector draw:style-name="gr5" draw:text-style-name="P3" draw:layer="layout" svg:x1="55.255cm" svg:y1="22.59cm" svg:x2="50.652cm" svg:y2="40.702cm" draw:start-shape="id40" draw:start-glue-point="2" draw:end-shape="id55" draw:end-glue-point="7" svg:d="M55255 22590v18112h-4603" svg:viewBox="0 0 4604 18113">
          <text:p/>
        </draw:connector>
        <draw:custom-shape draw:style-name="gr12" draw:text-style-name="P8" xml:id="id53" draw:id="id53" draw:layer="layout" svg:width="0.4cm" svg:height="0.4cm" svg:x="20.15cm" svg:y="40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8" xml:id="id54" draw:id="id54" draw:layer="layout" svg:width="0.4cm" svg:height="0.4cm" svg:x="41.751cm" svg:y="40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8" xml:id="id52" draw:id="id52" draw:layer="layout" svg:width="0.4cm" svg:height="0.4cm" svg:x="13.05cm" svg:y="40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20.15cm" svg:y1="40.7cm" svg:x2="13.45cm" svg:y2="40.7cm" draw:start-shape="id53" draw:start-glue-point="5" draw:end-shape="id52" draw:end-glue-point="7" svg:d="M20150 40700h-6700" svg:viewBox="0 0 6701 1">
          <text:p/>
        </draw:connector>
        <draw:connector draw:style-name="gr5" draw:text-style-name="P3" draw:layer="layout" svg:x1="41.95cm" svg:y1="39.69cm" svg:x2="41.951cm" svg:y2="40.501cm" draw:start-shape="id38" draw:start-glue-point="2" draw:end-shape="id54" draw:end-glue-point="4" svg:d="M41950 39690v418h1v393" svg:viewBox="0 0 2 812">
          <text:p/>
        </draw:connector>
        <draw:connector draw:style-name="gr5" draw:text-style-name="P3" draw:layer="layout" draw:line-skew="0.798cm" svg:x1="13.05cm" svg:y1="40.7cm" svg:x2="6.35cm" svg:y2="35.552cm" draw:start-shape="id52" draw:start-glue-point="5" draw:end-shape="id17" draw:end-glue-point="7" svg:d="M13050 40700h-2551v-5148h-4149" svg:viewBox="0 0 6701 5149">
          <text:p/>
        </draw:connector>
        <draw:custom-shape draw:style-name="gr12" draw:text-style-name="P8" xml:id="id55" draw:id="id55" draw:layer="layout" svg:width="0.4cm" svg:height="0.4cm" svg:x="50.252cm" svg:y="40.5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50.252cm" svg:y1="40.702cm" svg:x2="42.151cm" svg:y2="40.701cm" draw:start-shape="id55" draw:start-glue-point="5" draw:end-shape="id54" draw:end-glue-point="7" svg:d="M50252 40702h-4050v-1h-4051" svg:viewBox="0 0 8102 2">
          <text:p/>
        </draw:connector>
        <draw:connector draw:style-name="gr5" draw:text-style-name="P3" xml:id="id39" draw:id="id39" draw:layer="layout" svg:x1="45.35cm" svg:y1="9.945cm" svg:x2="50.452cm" svg:y2="40.502cm" draw:start-shape="id56" draw:start-glue-point="0" draw:end-shape="id55" draw:end-glue-point="4" svg:d="M45350 9945h5102v30557" svg:viewBox="0 0 5103 30558">
          <text:p/>
        </draw:connector>
        <draw:frame draw:style-name="gr22" draw:text-style-name="P12" draw:layer="layout" svg:width="3.828cm" svg:height="0.92cm" draw:transform="rotate (1.5707963267949) translate (2.325cm 18.574cm)">
          <draw:text-box>
            <text:p><text:span text:style-name="T9">REPROJECT...</text:span></text:p>
          </draw:text-box>
        </draw:frame>
        <draw:frame draw:style-name="gr27" draw:text-style-name="P12" draw:layer="layout" svg:width="3.828cm" svg:height="0.916cm" draw:transform="rotate (1.5707963267949) translate (2.33cm 13.672cm)">
          <draw:text-box>
            <text:p><text:span text:style-name="T9">CLIP...</text:span></text:p>
          </draw:text-box>
        </draw:frame>
        <draw:connector draw:style-name="gr4" draw:text-style-name="P2" draw:layer="layout" svg:x1="6.151cm" svg:y1="18.589cm" svg:x2="6.15cm" svg:y2="20.1cm" draw:start-shape="id22" draw:start-glue-point="2" draw:end-shape="id13" draw:end-glue-point="0" svg:d="M6151 18589v756h-1v755" svg:viewBox="0 0 2 1512">
          <text:p/>
        </draw:connector>
        <draw:frame draw:style-name="gr22" draw:text-style-name="P12" draw:layer="layout" svg:width="3.828cm" svg:height="0.92cm" draw:transform="rotate (1.5707963267949) translate (2.4cm 24.854cm)">
          <draw:text-box>
            <text:p><text:span text:style-name="T9">GWR...</text:span></text:p>
          </draw:text-box>
        </draw:frame>
        <draw:custom-shape draw:style-name="gr28" draw:text-style-name="P14" xml:id="id57" draw:id="id57" draw:layer="layout" svg:width="0.4cm" svg:height="0.4cm" svg:x="33.4cm" svg:y="1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4" xml:id="id59" draw:id="id59" draw:layer="layout" svg:width="0.4cm" svg:height="0.4cm" svg:x="33.4cm" svg:y="22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xml:id="id58" draw:id="id58" draw:layer="layout" svg:x1="35.8cm" svg:y1="9.945cm" svg:x2="33.8cm" svg:y2="11.6cm" draw:start-shape="id29" draw:start-glue-point="3" draw:end-shape="id57" draw:end-glue-point="7" svg:d="M35800 9945h-1011v1655h-989" svg:viewBox="0 0 2001 1656">
          <text:p/>
        </draw:connector>
        <draw:connector draw:style-name="gr5" draw:text-style-name="P3" draw:layer="layout" svg:x1="34.789cm" svg:y1="10.772cm" svg:x2="33.8cm" svg:y2="23.1cm" draw:start-shape="id58" draw:start-glue-point="0" draw:end-shape="id59" draw:end-glue-point="7" svg:d="M34789 10772v12328h-989" svg:viewBox="0 0 990 12329">
          <text:p/>
        </draw:connector>
        <draw:connector draw:style-name="gr10" draw:text-style-name="P2" draw:layer="layout" draw:type="line" svg:x1="33.4cm" svg:y1="11.6cm" svg:x2="6.174cm" svg:y2="11.612cm" draw:start-shape="id57" draw:start-glue-point="5" svg:d="M33400 11600l-27226 12" svg:viewBox="0 0 27227 13">
          <text:p/>
        </draw:connector>
        <draw:connector draw:style-name="gr10" draw:text-style-name="P2" draw:layer="layout" draw:type="line" svg:x1="33.4cm" svg:y1="23.1cm" svg:x2="6.174cm" svg:y2="23.112cm" svg:d="M33400 23100l-27226 12" svg:viewBox="0 0 27227 13">
          <text:p/>
        </draw:connector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9" svg:font-family="'LM Mono 9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26cm" fo:text-indent="0cm"/>
      <style:text-properties fo:font-size="36.9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94cm" fo:text-indent="0cm"/>
      <style:text-properties fo:font-size="31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62cm" fo:text-indent="0cm"/>
      <style:text-properties fo:font-size="26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3cm" fo:text-indent="0cm"/>
      <style:text-properties fo:font-size="26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3cm" fo:text-indent="0cm"/>
      <style:text-properties fo:font-size="26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3cm" fo:text-indent="0cm"/>
      <style:text-properties fo:font-size="26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3cm" fo:text-indent="0cm"/>
      <style:text-properties fo:font-size="26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3cm" fo:text-indent="0cm"/>
      <style:text-properties fo:font-size="26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35.999cm" svg:height="4.625cm" svg:x="3cm" svg:y="2.103cm" presentation:class="title" presentation:placeholder="true">
        <draw:text-box/>
      </draw:frame>
      <draw:frame presentation:style-name="Standard-outline1" draw:layer="backgroundobjects" svg:width="35.999cm" svg:height="16.065cm" svg:x="3cm" svg:y="7.48cm" presentation:class="outline" presentation:placeholder="true">
        <draw:text-box/>
      </draw:frame>
      <draw:frame presentation:style-name="Mpr1" draw:text-style-name="MP2" draw:layer="backgroundobjects" svg:width="9.319cm" svg:height="1.91cm" svg:x="3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91cm" svg:x="14.679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91cm" svg:x="29.679cm" svg:y="26.23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7:14:12.304284715</meta:creation-date>
    <dc:date>2020-01-07T15:36:11.859667060</dc:date>
    <meta:editing-duration>P1DT3H8M25S</meta:editing-duration>
    <meta:editing-cycles>265</meta:editing-cycles>
    <meta:generator>LibreOffice/6.0.7.3$Linux_X86_64 LibreOffice_project/00m0$Build-3</meta:generator>
    <meta:document-statistic meta:object-count="213"/>
  </office:meta>
</office:document-meta>
</file>